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7.75mm"/>
    </style:style>
    <style:style style:family="table-column" style:name="co1">
      <style:table-column-properties style:column-width="35.22mm"/>
    </style:style>
    <style:style style:family="table-cell" style:name="cel0">
      <style:text-properties/>
      <style:paragraph-properties fo:text-align="center"/>
    </style:style>
    <style:style style:family="table-column" style:name="co2">
      <style:table-column-properties style:column-width="24.689999999999998mm"/>
    </style:style>
    <style:style style:family="table-column" style:name="co3">
      <style:table-column-properties style:column-width="22.669999999999998mm"/>
    </style:style>
    <style:style style:family="table-column" style:name="co4">
      <style:table-column-properties style:column-width="24.409999999999997mm"/>
    </style:style>
    <style:style style:family="table-column" style:name="co5">
      <style:table-column-properties style:column-width="25.52mm"/>
    </style:style>
    <style:style style:family="table-row" style:name="ro0">
      <style:table-row-properties style:row-height="4.5200000000000005mm"/>
    </style:style>
    <style:style style:family="table-cell" style:name="cel1">
      <style:table-cell-properties fo:background-color="#000000"/>
      <style:text-properties fo:color="#000000"/>
    </style:style>
    <style:style style:family="table-cell" style:name="cel2">
      <style:table-cell-properties fo:background-color="#e6e6e6"/>
      <style:text-properties fo:color="#000000"/>
    </style:style>
    <style:style style:family="table-cell" style:name="cel3">
      <style:table-cell-properties fo:background-color="#ffff66"/>
      <style:text-properties/>
    </style:style>
    <style:style style:family="table-cell" style:name="cel4">
      <style:text-properties fo:color="#000000"/>
    </style:style>
    <style:style style:family="table-cell" style:name="cel5">
      <style:table-cell-properties fo:background-color="#ffff99"/>
      <style:text-properties/>
    </style:style>
    <style:style style:family="table-column" style:name="co6">
      <style:table-column-properties style:column-width="31.34mm"/>
    </style:style>
    <style:style style:family="table-column" style:name="co7">
      <style:table-column-properties style:column-width="36.62mm"/>
    </style:style>
    <style:style style:family="table-column" style:name="co8">
      <style:table-column-properties style:column-width="21.080000000000002mm"/>
    </style:style>
    <style:style style:family="table-column" style:name="co9">
      <style:table-column-properties style:column-width="19.419999999999998mm"/>
    </style:style>
    <style:style style:family="table-column" style:name="co10">
      <style:table-column-properties style:column-width="4.99mm"/>
    </style:style>
    <style:style style:family="table-column" style:name="co11">
      <style:table-column-properties style:column-width="4.71mm"/>
    </style:style>
    <style:style style:family="table-column" style:name="co12">
      <style:table-column-properties style:column-width="18.03mm"/>
    </style:style>
    <style:style style:family="table-column" style:name="co13">
      <style:table-column-properties style:column-width="5.26mm"/>
    </style:style>
    <style:style style:family="table-row" style:name="ro1">
      <style:table-row-properties style:row-height="4.2mm"/>
    </style:style>
    <style:style style:family="table-cell" style:name="cel6">
      <style:text-properties fo:font-weight="bold"/>
    </style:style>
    <style:style style:family="table-cell" style:name="cel7">
      <style:table-cell-properties fo:background-color="#ffff99"/>
      <style:text-properties fo:color="#000000"/>
    </style:style>
    <style:style style:family="table-column" style:name="co14">
      <style:table-column-properties style:column-width="32.599999999999994mm"/>
    </style:style>
  </office:automatic-styles>
  <office:body>
    <office:spreadsheet>
      <table:table table:name="zestawienie sprzedaży">
        <table:table-column table:style-name="co0"/>
        <table:table-column table:style-name="co1"/>
        <table:table-column table:style-name="co2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4"/>
        <table:table-column table:style-name="co3"/>
        <table:table-column table:style-name="co5"/>
        <table:table-column table:style-name="co3"/>
        <table:table-column table:style-name="co3"/>
        <table:table-row table:style-name="ro0">
          <table:table-cell>
            <text:p>dzień<text:s/>sprzedaży</text:p>
          </table:table-cell>
          <table:table-cell>
            <text:p>kwota<text:s/>dla<text:s/>komitenta</text:p>
          </table:table-cell>
          <table:table-cell table:style-name="cel0">
            <text:p>prowizja</text:p>
          </table:table-cell>
          <table:table-cell>
            <text:p>sprzedaż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1"/>
          <table:table-cell table:formula="=SUM(B3:B33)" table:style-name="cel2" office:value-type="float" office:value="5931.0">
            <text:p>5931.0</text:p>
          </table:table-cell>
          <table:table-cell table:formula="=SUM(C3:C33)" table:style-name="cel2" office:value-type="float" office:value="7813.0">
            <text:p>7813.0</text:p>
          </table:table-cell>
          <table:table-cell table:formula="=SUM(D3:D33)" table:style-name="cel2" office:value-type="float" office:value="13744.0">
            <text:p>1374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0 04 20'.B1" table:style-name="cel0" office:value-type="date" office:date-value="2020-04-20">
            <text:p>2020-04-20</text:p>
          </table:table-cell>
          <table:table-cell table:formula="='20 04 20'.B5" table:style-name="cel3" office:value-type="float" office:value="0.0">
            <text:p>0.0</text:p>
          </table:table-cell>
          <table:table-cell table:formula="='20 04 20'.C5" table:style-name="cel3" office:value-type="float" office:value="1564.0">
            <text:p>1564.0</text:p>
          </table:table-cell>
          <table:table-cell table:formula="='20 04 20'.D5" table:style-name="cel3" office:value-type="float" office:value="1564.0">
            <text:p>156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1 04 20'.B1" table:style-name="cel0" office:value-type="date" office:date-value="2020-04-21">
            <text:p>2020-04-21</text:p>
          </table:table-cell>
          <table:table-cell table:formula="='21 04 20'.B5" table:style-name="cel3" office:value-type="float" office:value="537.0">
            <text:p>537.0</text:p>
          </table:table-cell>
          <table:table-cell table:formula="='21 04 20'.C5" table:style-name="cel3" office:value-type="float" office:value="570.0">
            <text:p>570.0</text:p>
          </table:table-cell>
          <table:table-cell table:formula="='21 04 20'.D5" table:style-name="cel3" office:value-type="float" office:value="1107.0">
            <text:p>1107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2 04 20'.B1" table:style-name="cel0" office:value-type="date" office:date-value="2020-04-22">
            <text:p>2020-04-22</text:p>
          </table:table-cell>
          <table:table-cell table:formula="='22 04 20'.B5" table:style-name="cel3" office:value-type="float" office:value="855.0">
            <text:p>855.0</text:p>
          </table:table-cell>
          <table:table-cell table:formula="='22 04 20'.C5" table:style-name="cel3" office:value-type="float" office:value="884.0">
            <text:p>884.0</text:p>
          </table:table-cell>
          <table:table-cell table:formula="='22 04 20'.D5" table:style-name="cel3" office:value-type="float" office:value="1739.0">
            <text:p>1739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3 04 20'.B1" table:style-name="cel0" office:value-type="date" office:date-value="2020-04-23">
            <text:p>2020-04-23</text:p>
          </table:table-cell>
          <table:table-cell table:formula="='23 04 20'.B5" table:style-name="cel3" office:value-type="float" office:value="668.0">
            <text:p>668.0</text:p>
          </table:table-cell>
          <table:table-cell table:formula="='23 04 20'.C5" table:style-name="cel3" office:value-type="float" office:value="759.0">
            <text:p>759.0</text:p>
          </table:table-cell>
          <table:table-cell table:formula="='23 04 20'.D5" table:style-name="cel3" office:value-type="float" office:value="1427.0">
            <text:p>1427.0</text:p>
          </table:table-cell>
          <table:table-cell/>
          <table:table-cell/>
          <table:table-cell/>
          <table:table-cell/>
          <table:table-cell table:style-name="cel4"/>
          <table:table-cell/>
          <table:table-cell/>
          <table:table-cell/>
          <table:table-cell/>
        </table:table-row>
        <table:table-row table:style-name="ro0">
          <table:table-cell table:formula="='24 04 20'.B1" table:style-name="cel0" office:value-type="date" office:date-value="2020-04-24">
            <text:p>2020-04-24</text:p>
          </table:table-cell>
          <table:table-cell table:formula="='24 04 20'.B5" table:style-name="cel3" office:value-type="float" office:value="1008.0">
            <text:p>1008.0</text:p>
          </table:table-cell>
          <table:table-cell table:formula="='24 04 20'.C5" table:style-name="cel3" office:value-type="float" office:value="1059.0">
            <text:p>1059.0</text:p>
          </table:table-cell>
          <table:table-cell table:formula="='24 04 20'.D5" table:style-name="cel3" office:value-type="float" office:value="2067.0">
            <text:p>2067.0</text:p>
          </table:table-cell>
          <table:table-cell/>
          <table:table-cell/>
          <table:table-cell/>
          <table:table-cell/>
          <table:table-cell>
            <text:p>Towar<text:s/>Handlowy<text:s/>Nowy</text:p>
          </table:table-cell>
          <table:table-cell/>
          <table:table-cell/>
          <table:table-cell/>
          <table:table-cell/>
        </table:table-row>
        <table:table-row table:style-name="ro0">
          <table:table-cell table:formula="='25 04 20'.B1" table:style-name="cel0" office:value-type="date" office:date-value="2020-04-25">
            <text:p>2020-04-25</text:p>
          </table:table-cell>
          <table:table-cell table:formula="='25 04 20'.B5" table:style-name="cel3" office:value-type="float" office:value="292.0">
            <text:p>292.0</text:p>
          </table:table-cell>
          <table:table-cell table:formula="='25 04 20'.C5" table:style-name="cel3" office:value-type="float" office:value="295.0">
            <text:p>295.0</text:p>
          </table:table-cell>
          <table:table-cell table:formula="='25 04 20'.D5" table:style-name="cel3" office:value-type="float" office:value="587.0">
            <text:p>587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7 04 20'.B1" table:style-name="cel0" office:value-type="date" office:date-value="2020-04-27">
            <text:p>2020-04-27</text:p>
          </table:table-cell>
          <table:table-cell table:formula="='27 04 20'.B5" table:style-name="cel3" office:value-type="float" office:value="838.0">
            <text:p>838.0</text:p>
          </table:table-cell>
          <table:table-cell table:formula="='27 04 20'.C5" table:style-name="cel3" office:value-type="float" office:value="835.0">
            <text:p>835.0</text:p>
          </table:table-cell>
          <table:table-cell table:formula="='27 04 20'.D5" table:style-name="cel3" office:value-type="float" office:value="1673.0">
            <text:p>1673.0</text:p>
          </table:table-cell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text:s/>sprzedaży</text:p>
          </table:table-cell>
          <table:table-cell>
            <text:p>c.<text:s/>zakupu</text:p>
          </table:table-cell>
          <table:table-cell>
            <text:p>marża</text:p>
          </table:table-cell>
        </table:table-row>
        <table:table-row table:style-name="ro0">
          <table:table-cell table:formula="='28 04 20'.B1" table:style-name="cel0" office:value-type="date" office:date-value="2020-04-28">
            <text:p>2020-04-28</text:p>
          </table:table-cell>
          <table:table-cell table:formula="='28 04 20'.B5" table:style-name="cel3" office:value-type="float" office:value="742.0">
            <text:p>742.0</text:p>
          </table:table-cell>
          <table:table-cell table:formula="='28 04 20'.C5" table:style-name="cel3" office:value-type="float" office:value="755.0">
            <text:p>755.0</text:p>
          </table:table-cell>
          <table:table-cell table:formula="='28 04 20'.D5" table:style-name="cel3" office:value-type="float" office:value="1497.0">
            <text:p>1497.0</text:p>
          </table:table-cell>
          <table:table-cell/>
          <table:table-cell/>
          <table:table-cell/>
          <table:table-cell table:style-name="cel5">
            <text:p>suma</text:p>
          </table:table-cell>
          <table:table-cell table:formula="=SUM('20 04 20'K2:Arkusz31K2)" table:style-name="cel5" office:value-type="float" office:value="118.0">
            <text:p>118.0</text:p>
          </table:table-cell>
          <table:table-cell table:formula="=SUM('20 04 20'L2:Arkusz31L2)" table:style-name="cel5" office:value-type="float" office:value="95.9349593495935">
            <text:p>95.9349593495935</text:p>
          </table:table-cell>
          <table:table-cell table:formula="=SUM('20 04 20'M2:Arkusz31M2)" table:style-name="cel5" office:value-type="float" office:value="22.0650406504065">
            <text:p>22.0650406504065</text:p>
          </table:table-cell>
          <table:table-cell table:formula="=SUM('20 04 20'N2:Arkusz31N2)" table:style-name="cel5" office:value-type="float" office:value="69.0">
            <text:p>69.0</text:p>
          </table:table-cell>
          <table:table-cell table:formula="=SUM('20 04 20'O2:Arkusz31O2)" table:style-name="cel5" office:value-type="float" office:value="26.9349593495935">
            <text:p>26.9349593495935</text:p>
          </table:table-cell>
        </table:table-row>
        <table:table-row table:style-name="ro0">
          <table:table-cell table:formula="='29 04 20'.B1" table:style-name="cel0" office:value-type="date" office:date-value="2020-04-29">
            <text:p>2020-04-29</text:p>
          </table:table-cell>
          <table:table-cell table:formula="='29 04 20'.B5" table:style-name="cel3" office:value-type="float" office:value="365.0">
            <text:p>365.0</text:p>
          </table:table-cell>
          <table:table-cell table:formula="='29 04 20'.C5" table:style-name="cel3" office:value-type="float" office:value="434.0">
            <text:p>434.0</text:p>
          </table:table-cell>
          <table:table-cell table:formula="='29 04 20'.D5" table:style-name="cel3" office:value-type="float" office:value="799.0">
            <text:p>799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30 04 20'.B1" table:style-name="cel0" office:value-type="date" office:date-value="2020-04-30">
            <text:p>2020-04-30</text:p>
          </table:table-cell>
          <table:table-cell table:formula="='30 04 20'.B5" table:style-name="cel3" office:value-type="float" office:value="626.0">
            <text:p>626.0</text:p>
          </table:table-cell>
          <table:table-cell table:formula="='30 04 20'.C5" table:style-name="cel3" office:value-type="float" office:value="658.0">
            <text:p>658.0</text:p>
          </table:table-cell>
          <table:table-cell table:formula="='30 04 20'.D5" table:style-name="cel3" office:value-type="float" office:value="1284.0">
            <text:p>128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1.B1" table:style-name="cel0" office:value-type="float" office:value="0.0">
            <text:p>0.0</text:p>
          </table:table-cell>
          <table:table-cell table:formula="=Arkusz11.B5" table:style-name="cel3" office:value-type="float" office:value="0.0">
            <text:p>0.0</text:p>
          </table:table-cell>
          <table:table-cell table:formula="=Arkusz11.C5" table:style-name="cel3" office:value-type="float" office:value="0.0">
            <text:p>0.0</text:p>
          </table:table-cell>
          <table:table-cell table:formula="=Arkusz1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2.B1" table:style-name="cel0" office:value-type="float" office:value="0.0">
            <text:p>0.0</text:p>
          </table:table-cell>
          <table:table-cell table:formula="=Arkusz12.B5" table:style-name="cel3" office:value-type="float" office:value="0.0">
            <text:p>0.0</text:p>
          </table:table-cell>
          <table:table-cell table:formula="=Arkusz12.C5" table:style-name="cel3" office:value-type="float" office:value="0.0">
            <text:p>0.0</text:p>
          </table:table-cell>
          <table:table-cell table:formula="=Arkusz12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3.B1" table:style-name="cel0" office:value-type="float" office:value="0.0">
            <text:p>0.0</text:p>
          </table:table-cell>
          <table:table-cell table:formula="=Arkusz13.B5" table:style-name="cel3" office:value-type="float" office:value="0.0">
            <text:p>0.0</text:p>
          </table:table-cell>
          <table:table-cell table:formula="=Arkusz13.C5" table:style-name="cel3" office:value-type="float" office:value="0.0">
            <text:p>0.0</text:p>
          </table:table-cell>
          <table:table-cell table:formula="=Arkusz13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4.B1" table:style-name="cel0" office:value-type="float" office:value="0.0">
            <text:p>0.0</text:p>
          </table:table-cell>
          <table:table-cell table:formula="=Arkusz14.B5" table:style-name="cel3" office:value-type="float" office:value="0.0">
            <text:p>0.0</text:p>
          </table:table-cell>
          <table:table-cell table:formula="=Arkusz14.C5" table:style-name="cel3" office:value-type="float" office:value="0.0">
            <text:p>0.0</text:p>
          </table:table-cell>
          <table:table-cell table:formula="=Arkusz14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5.B1" table:style-name="cel0" office:value-type="float" office:value="0.0">
            <text:p>0.0</text:p>
          </table:table-cell>
          <table:table-cell table:formula="=Arkusz15.B5" table:style-name="cel3" office:value-type="float" office:value="0.0">
            <text:p>0.0</text:p>
          </table:table-cell>
          <table:table-cell table:formula="=Arkusz15.C5" table:style-name="cel3" office:value-type="float" office:value="0.0">
            <text:p>0.0</text:p>
          </table:table-cell>
          <table:table-cell table:formula="=Arkusz15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6.B1" table:style-name="cel0" office:value-type="float" office:value="0.0">
            <text:p>0.0</text:p>
          </table:table-cell>
          <table:table-cell table:formula="=Arkusz16.B5" table:style-name="cel3" office:value-type="float" office:value="0.0">
            <text:p>0.0</text:p>
          </table:table-cell>
          <table:table-cell table:formula="=Arkusz16.C5" table:style-name="cel3" office:value-type="float" office:value="0.0">
            <text:p>0.0</text:p>
          </table:table-cell>
          <table:table-cell table:formula="=Arkusz16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7.B1" table:style-name="cel0" office:value-type="float" office:value="0.0">
            <text:p>0.0</text:p>
          </table:table-cell>
          <table:table-cell table:formula="=Arkusz17.B5" table:style-name="cel3" office:value-type="float" office:value="0.0">
            <text:p>0.0</text:p>
          </table:table-cell>
          <table:table-cell table:formula="=Arkusz17.C5" table:style-name="cel3" office:value-type="float" office:value="0.0">
            <text:p>0.0</text:p>
          </table:table-cell>
          <table:table-cell table:formula="=Arkusz17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8.B1" table:style-name="cel0" office:value-type="float" office:value="0.0">
            <text:p>0.0</text:p>
          </table:table-cell>
          <table:table-cell table:formula="=Arkusz18.B5" table:style-name="cel3" office:value-type="float" office:value="0.0">
            <text:p>0.0</text:p>
          </table:table-cell>
          <table:table-cell table:formula="=Arkusz18.C5" table:style-name="cel3" office:value-type="float" office:value="0.0">
            <text:p>0.0</text:p>
          </table:table-cell>
          <table:table-cell table:formula="=Arkusz18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9.B1" table:style-name="cel0" office:value-type="float" office:value="0.0">
            <text:p>0.0</text:p>
          </table:table-cell>
          <table:table-cell table:formula="=Arkusz19.B5" table:style-name="cel3" office:value-type="float" office:value="0.0">
            <text:p>0.0</text:p>
          </table:table-cell>
          <table:table-cell table:formula="=Arkusz19.C5" table:style-name="cel3" office:value-type="float" office:value="0.0">
            <text:p>0.0</text:p>
          </table:table-cell>
          <table:table-cell table:formula="=Arkusz19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0.B1" table:style-name="cel0" office:value-type="float" office:value="0.0">
            <text:p>0.0</text:p>
          </table:table-cell>
          <table:table-cell table:formula="=Arkusz20.B5" table:style-name="cel3" office:value-type="float" office:value="0.0">
            <text:p>0.0</text:p>
          </table:table-cell>
          <table:table-cell table:formula="=Arkusz20.C5" table:style-name="cel3" office:value-type="float" office:value="0.0">
            <text:p>0.0</text:p>
          </table:table-cell>
          <table:table-cell table:formula="=Arkusz20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1.B1" table:style-name="cel0" office:value-type="float" office:value="0.0">
            <text:p>0.0</text:p>
          </table:table-cell>
          <table:table-cell table:formula="=Arkusz21.B5" table:style-name="cel3" office:value-type="float" office:value="0.0">
            <text:p>0.0</text:p>
          </table:table-cell>
          <table:table-cell table:formula="=Arkusz21.C5" table:style-name="cel3" office:value-type="float" office:value="0.0">
            <text:p>0.0</text:p>
          </table:table-cell>
          <table:table-cell table:formula="=Arkusz2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2.B1" table:style-name="cel0" office:value-type="float" office:value="0.0">
            <text:p>0.0</text:p>
          </table:table-cell>
          <table:table-cell table:formula="=Arkusz22.B5" table:style-name="cel3" office:value-type="float" office:value="0.0">
            <text:p>0.0</text:p>
          </table:table-cell>
          <table:table-cell table:formula="=Arkusz22.C5" table:style-name="cel3" office:value-type="float" office:value="0.0">
            <text:p>0.0</text:p>
          </table:table-cell>
          <table:table-cell table:formula="=Arkusz22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3.B1" table:style-name="cel0" office:value-type="float" office:value="0.0">
            <text:p>0.0</text:p>
          </table:table-cell>
          <table:table-cell table:formula="=Arkusz23.B5" table:style-name="cel3" office:value-type="float" office:value="0.0">
            <text:p>0.0</text:p>
          </table:table-cell>
          <table:table-cell table:formula="=Arkusz23.C5" table:style-name="cel3" office:value-type="float" office:value="0.0">
            <text:p>0.0</text:p>
          </table:table-cell>
          <table:table-cell table:formula="=Arkusz23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4.B1" table:style-name="cel0" office:value-type="float" office:value="0.0">
            <text:p>0.0</text:p>
          </table:table-cell>
          <table:table-cell table:formula="=Arkusz24.B5" table:style-name="cel3" office:value-type="float" office:value="0.0">
            <text:p>0.0</text:p>
          </table:table-cell>
          <table:table-cell table:formula="=Arkusz24.C5" table:style-name="cel3" office:value-type="float" office:value="0.0">
            <text:p>0.0</text:p>
          </table:table-cell>
          <table:table-cell table:formula="=Arkusz24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5.B1" table:style-name="cel0" office:value-type="float" office:value="0.0">
            <text:p>0.0</text:p>
          </table:table-cell>
          <table:table-cell table:formula="=Arkusz25.B5" table:style-name="cel3" office:value-type="float" office:value="0.0">
            <text:p>0.0</text:p>
          </table:table-cell>
          <table:table-cell table:formula="=Arkusz25.C5" table:style-name="cel3" office:value-type="float" office:value="0.0">
            <text:p>0.0</text:p>
          </table:table-cell>
          <table:table-cell table:formula="=Arkusz25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6.B1" table:style-name="cel0" office:value-type="float" office:value="0.0">
            <text:p>0.0</text:p>
          </table:table-cell>
          <table:table-cell table:formula="=Arkusz26.B5" table:style-name="cel3" office:value-type="float" office:value="0.0">
            <text:p>0.0</text:p>
          </table:table-cell>
          <table:table-cell table:formula="=Arkusz26.C5" table:style-name="cel3" office:value-type="float" office:value="0.0">
            <text:p>0.0</text:p>
          </table:table-cell>
          <table:table-cell table:formula="=Arkusz26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7.B1" table:style-name="cel0" office:value-type="float" office:value="0.0">
            <text:p>0.0</text:p>
          </table:table-cell>
          <table:table-cell table:formula="=Arkusz27.B5" table:style-name="cel3" office:value-type="float" office:value="0.0">
            <text:p>0.0</text:p>
          </table:table-cell>
          <table:table-cell table:formula="=Arkusz27.C5" table:style-name="cel3" office:value-type="float" office:value="0.0">
            <text:p>0.0</text:p>
          </table:table-cell>
          <table:table-cell table:formula="=Arkusz27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8.B1" table:style-name="cel0" office:value-type="float" office:value="0.0">
            <text:p>0.0</text:p>
          </table:table-cell>
          <table:table-cell table:formula="=Arkusz28.B5" table:style-name="cel3" office:value-type="float" office:value="0.0">
            <text:p>0.0</text:p>
          </table:table-cell>
          <table:table-cell table:formula="=Arkusz28.C5" table:style-name="cel3" office:value-type="float" office:value="0.0">
            <text:p>0.0</text:p>
          </table:table-cell>
          <table:table-cell table:formula="=Arkusz28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9.B1" table:style-name="cel0" office:value-type="float" office:value="0.0">
            <text:p>0.0</text:p>
          </table:table-cell>
          <table:table-cell table:formula="=Arkusz29.B5" table:style-name="cel3" office:value-type="float" office:value="0.0">
            <text:p>0.0</text:p>
          </table:table-cell>
          <table:table-cell table:formula="=Arkusz29.C5" table:style-name="cel3" office:value-type="float" office:value="0.0">
            <text:p>0.0</text:p>
          </table:table-cell>
          <table:table-cell table:formula="=Arkusz29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30.B1" table:style-name="cel0" office:value-type="float" office:value="0.0">
            <text:p>0.0</text:p>
          </table:table-cell>
          <table:table-cell table:formula="=Arkusz30.B5" table:style-name="cel3" office:value-type="float" office:value="0.0">
            <text:p>0.0</text:p>
          </table:table-cell>
          <table:table-cell table:formula="=Arkusz30.C5" table:style-name="cel3" office:value-type="float" office:value="0.0">
            <text:p>0.0</text:p>
          </table:table-cell>
          <table:table-cell table:formula="=Arkusz30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31.B1" table:style-name="cel0" office:value-type="float" office:value="0.0">
            <text:p>0.0</text:p>
          </table:table-cell>
          <table:table-cell table:formula="=Arkusz31.B5" table:style-name="cel3" office:value-type="float" office:value="0.0">
            <text:p>0.0</text:p>
          </table:table-cell>
          <table:table-cell table:formula="=Arkusz31.C5" table:style-name="cel3" office:value-type="float" office:value="0.0">
            <text:p>0.0</text:p>
          </table:table-cell>
          <table:table-cell table:formula="=Arkusz3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>
            <text:p>zestawienie<text:s/>sprzedaży<text:s/>komisu<text:s/>za<text:s/>Kwiecień<text:s/>2020<text:s/>roku.</text:p>
          </table:table-cell>
          <table:table-cell/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0">
            <text:p>2020-04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1564.0">
            <text:p>1564.0</text:p>
          </table:table-cell>
          <table:table-cell table:formula="=SUM(D7:D315)" table:style-name="cel6" office:value-type="float" office:value="1564.0">
            <text:p>1564.0</text:p>
          </table:table-cell>
          <table:table-cell/>
          <table:table-cell/>
          <table:table-cell table:formula="=SUM(G7:G315)" table:style-name="cel6" office:value-type="float" office:value="1564.0">
            <text:p>1564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/6<text:s/>20/3</text:p>
          </table:table-cell>
          <table:table-cell table:style-name="cel3" office:value-type="float" office:value="30.0">
            <text:p>30.0</text:p>
          </table:table-cell>
          <table:table-cell table:formula="=D7-B7" table:style-name="cel7" office:value-type="float" office:value="59.0">
            <text:p>5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/317<text:s/>20/2</text:p>
          </table:table-cell>
          <table:table-cell table:style-name="cel3" office:value-type="float" office:value="10.0">
            <text:p>10.0</text:p>
          </table:table-cell>
          <table:table-cell table:formula="=D8-B8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/203<text:s/>20/13</text:p>
          </table:table-cell>
          <table:table-cell table:style-name="cel3" office:value-type="float" office:value="25.0">
            <text:p>25.0</text:p>
          </table:table-cell>
          <table:table-cell table:formula="=D9-B9" table:style-name="cel7" office:value-type="float" office:value="45.0">
            <text:p>4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do/416<text:s/>20/7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1<text:s/>20<text:s/>3</text:p>
          </table:table-cell>
          <table:table-cell table:style-name="cel3"/>
          <table:table-cell table:formula="=D11-B11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1<text:s/>439<text:s/>20<text:s/>17</text:p>
          </table:table-cell>
          <table:table-cell table:style-name="cel3"/>
          <table:table-cell table:formula="=D12-B12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zbo<text:s/>155<text:s/>20<text:s/>8</text:p>
          </table:table-cell>
          <table:table-cell table:style-name="cel3"/>
          <table:table-cell table:formula="=D13-B13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181<text:s/>20<text:s/>17</text:p>
          </table:table-cell>
          <table:table-cell table:style-name="cel3"/>
          <table:table-cell table:formula="=D14-B14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ha1<text:s/>444<text:s/>20<text:s/>18</text:p>
          </table:table-cell>
          <table:table-cell table:style-name="cel3"/>
          <table:table-cell table:formula="=D15-B15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ma34<text:s/>349<text:s/>20<text:s/>11</text:p>
          </table:table-cell>
          <table:table-cell table:style-name="cel3"/>
          <table:table-cell table:formula="=D16-B16" table:style-name="cel7" office:value-type="float" office:value="129.0">
            <text:p>129.0</text:p>
          </table:table-cell>
          <table:table-cell table:style-name="cel3" office:value-type="float" office:value="129.0">
            <text:p>129.0</text:p>
          </table:table-cell>
          <table:table-cell/>
          <table:table-cell/>
          <table:table-cell office:value-type="float" office:value="129.0">
            <text:p>12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2938<text:s/>19<text:s/>2</text:p>
          </table:table-cell>
          <table:table-cell table:style-name="cel3"/>
          <table:table-cell table:formula="=D17-B17" table:style-name="cel7" office:value-type="float" office:value="25.0">
            <text:p>2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ka<text:s/>276<text:s/>20<text:s/>1</text:p>
          </table:table-cell>
          <table:table-cell table:style-name="cel3"/>
          <table:table-cell table:formula="=D18-B18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446<text:s/>20<text:s/>6</text:p>
          </table:table-cell>
          <table:table-cell table:style-name="cel3"/>
          <table:table-cell table:formula="=D19-B19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<text:s/>457<text:s/>20<text:s/>5</text:p>
          </table:table-cell>
          <table:table-cell table:style-name="cel3"/>
          <table:table-cell table:formula="=D20-B20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ma14<text:s/>638<text:s/>19<text:s/>7</text:p>
          </table:table-cell>
          <table:table-cell table:style-name="cel3"/>
          <table:table-cell table:formula="=D21-B21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1317<text:s/>19<text:s/>7</text:p>
          </table:table-cell>
          <table:table-cell table:style-name="cel3"/>
          <table:table-cell table:formula="=D22-B22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15<text:s/>20<text:s/>3</text:p>
          </table:table-cell>
          <table:table-cell table:style-name="cel3"/>
          <table:table-cell table:formula="=D23-B23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<text:s/>303<text:s/>20<text:s/>2</text:p>
          </table:table-cell>
          <table:table-cell table:style-name="cel3"/>
          <table:table-cell table:formula="=D24-B24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<text:s/>203<text:s/>20<text:s/>8</text:p>
          </table:table-cell>
          <table:table-cell table:style-name="cel3"/>
          <table:table-cell table:formula="=D25-B25" table:style-name="cel7" office:value-type="float" office:value="19.0">
            <text:p>19.0</text:p>
          </table:table-cell>
          <table:table-cell table:style-name="cel3" office:value-type="float" office:value="19.0">
            <text:p>19.0</text:p>
          </table:table-cell>
          <table:table-cell/>
          <table:table-cell/>
          <table:table-cell office:value-type="float" office:value="19.0">
            <text:p>19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694<text:s/>19<text:s/>13</text:p>
          </table:table-cell>
          <table:table-cell table:style-name="cel3"/>
          <table:table-cell table:formula="=D26-B26" table:style-name="cel7" office:value-type="float" office:value="45.0">
            <text:p>4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n<text:s/>2109<text:s/>18<text:s/>25</text:p>
          </table:table-cell>
          <table:table-cell table:style-name="cel3"/>
          <table:table-cell table:formula="=D27-B27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Zaal1<text:s/>249<text:s/>20<text:s/>3</text:p>
          </table:table-cell>
          <table:table-cell table:style-name="cel3"/>
          <table:table-cell table:formula="=D28-B28" table:style-name="cel7" office:value-type="float" office:value="69.0">
            <text:p>6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/>
          <table:table-cell table:formula="=D29-B29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Mama34<text:s/>349<text:s/>20<text:s/>12</text:p>
          </table:table-cell>
          <table:table-cell table:style-name="cel3"/>
          <table:table-cell table:formula="=D30-B30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Rean2<text:s/>458<text:s/>20<text:s/>3</text:p>
          </table:table-cell>
          <table:table-cell table:style-name="cel3"/>
          <table:table-cell table:formula="=D31-B31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Zgda<text:s/>412<text:s/>20<text:s/>5</text:p>
          </table:table-cell>
          <table:table-cell table:style-name="cel3"/>
          <table:table-cell table:formula="=D32-B32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a4<text:s/>362<text:s/>20<text:s/>5</text:p>
          </table:table-cell>
          <table:table-cell table:style-name="cel3"/>
          <table:table-cell table:formula="=D33-B33" table:style-name="cel7" office:value-type="float" office:value="35.0">
            <text:p>3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da1<text:s/>367<text:s/>20<text:s/>6</text:p>
          </table:table-cell>
          <table:table-cell table:style-name="cel3"/>
          <table:table-cell table:formula="=D34-B34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re<text:s/>423<text:s/>20<text:s/>1</text:p>
          </table:table-cell>
          <table:table-cell table:style-name="cel3"/>
          <table:table-cell table:formula="=D35-B35" table:style-name="cel7" office:value-type="float" office:value="9.0">
            <text:p>9.0</text:p>
          </table:table-cell>
          <table:table-cell table:style-name="cel3" office:value-type="float" office:value="9.0">
            <text:p>9.0</text:p>
          </table:table-cell>
          <table:table-cell/>
          <table:table-cell/>
          <table:table-cell office:value-type="float" office:value="9.0">
            <text:p>9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4<text:s/>20<text:s/>5</text:p>
          </table:table-cell>
          <table:table-cell table:style-name="cel3"/>
          <table:table-cell table:formula="=D36-B36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303<text:s/>20<text:s/>10</text:p>
          </table:table-cell>
          <table:table-cell table:style-name="cel3"/>
          <table:table-cell table:formula="=D37-B37" table:style-name="cel7" office:value-type="float" office:value="35.0">
            <text:p>3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14</text:p>
          </table:table-cell>
          <table:table-cell table:style-name="cel3"/>
          <table:table-cell table:formula="=D38-B38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wi2<text:s/>323<text:s/>20<text:s/>1</text:p>
          </table:table-cell>
          <table:table-cell table:style-name="cel3"/>
          <table:table-cell table:formula="=D39-B39" table:style-name="cel7" office:value-type="float" office:value="28.0">
            <text:p>2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/>
          <table:table-cell table:formula="=D40-B40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371<text:s/>19<text:s/>6</text:p>
          </table:table-cell>
          <table:table-cell table:style-name="cel3"/>
          <table:table-cell table:formula="=D41-B41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iw3<text:s/>419<text:s/>20<text:s/>2</text:p>
          </table:table-cell>
          <table:table-cell table:style-name="cel3"/>
          <table:table-cell table:formula="=D42-B42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an1<text:s/>411<text:s/>20<text:s/>2</text:p>
          </table:table-cell>
          <table:table-cell table:style-name="cel3"/>
          <table:table-cell table:formula="=D43-B43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923<text:s/>19<text:s/>6</text:p>
          </table:table-cell>
          <table:table-cell table:style-name="cel3"/>
          <table:table-cell table:formula="=D44-B44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/>
          <table:table-cell table:formula="=D45-B45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09<text:s/>19<text:s/>4</text:p>
          </table:table-cell>
          <table:table-cell table:style-name="cel3"/>
          <table:table-cell table:formula="=D46-B46" table:style-name="cel7" office:value-type="float" office:value="38.0">
            <text:p>3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316<text:s/>19<text:s/>2</text:p>
          </table:table-cell>
          <table:table-cell table:style-name="cel3"/>
          <table:table-cell table:formula="=D47-B47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02<text:s/>20<text:s/>4</text:p>
          </table:table-cell>
          <table:table-cell table:style-name="cel3"/>
          <table:table-cell table:formula="=D48-B48" table:style-name="cel7" office:value-type="float" office:value="49.0">
            <text:p>4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4</text:p>
          </table:table-cell>
          <table:table-cell table:style-name="cel3"/>
          <table:table-cell table:formula="=D49-B49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49<text:s/>20<text:s/>5</text:p>
          </table:table-cell>
          <table:table-cell table:style-name="cel3"/>
          <table:table-cell table:formula="=D50-B50" table:style-name="cel7" office:value-type="float" office:value="69.0">
            <text:p>6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lzo<text:s/>94<text:s/>20<text:s/>8</text:p>
          </table:table-cell>
          <table:table-cell table:style-name="cel3"/>
          <table:table-cell table:formula="=D51-B51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mo<text:s/>218<text:s/>20<text:s/>4</text:p>
          </table:table-cell>
          <table:table-cell table:style-name="cel3"/>
          <table:table-cell table:formula="=D52-B52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83<text:s/>20<text:s/>18</text:p>
          </table:table-cell>
          <table:table-cell table:style-name="cel3"/>
          <table:table-cell table:formula="=D53-B53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Zoli1<text:s/>340<text:s/>20<text:s/>15</text:p>
          </table:table-cell>
          <table:table-cell table:style-name="cel3"/>
          <table:table-cell table:formula="=D54-B54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Otir<text:s/>457<text:s/>20<text:s/>5</text:p>
          </table:table-cell>
          <table:table-cell table:style-name="cel3"/>
          <table:table-cell table:formula="=D55-B55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Baan<text:s/>405<text:s/>20<text:s/>4</text:p>
          </table:table-cell>
          <table:table-cell table:style-name="cel3"/>
          <table:table-cell table:formula="=D56-B56" table:style-name="cel7" office:value-type="float" office:value="29.0">
            <text:p>2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1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1">
            <text:p>2020-04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537.0">
            <text:p>537.0</text:p>
          </table:table-cell>
          <table:table-cell table:formula="=SUM(C7:C315)" table:style-name="cel6" office:value-type="float" office:value="570.0">
            <text:p>570.0</text:p>
          </table:table-cell>
          <table:table-cell table:formula="=SUM(D7:D315)" table:style-name="cel6" office:value-type="float" office:value="1107.0">
            <text:p>1107.0</text:p>
          </table:table-cell>
          <table:table-cell/>
          <table:table-cell/>
          <table:table-cell table:formula="=SUM(G7:G315)" table:style-name="cel6" office:value-type="float" office:value="1107.0">
            <text:p>110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2250<text:s/>19<text:s/>4</text:p>
          </table:table-cell>
          <table:table-cell table:style-name="cel3" office:value-type="float" office:value="6.0">
            <text:p>6.0</text:p>
          </table:table-cell>
          <table:table-cell table:formula="=D7-B7" table:style-name="cel7" office:value-type="float" office:value="12.0">
            <text:p>12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ma3<text:s/>1912<text:s/>19<text:s/>9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siw1<text:s/>216<text:s/>20<text:s/>3</text:p>
          </table:table-cell>
          <table:table-cell table:style-name="cel3" office:value-type="float" office:value="8.0">
            <text:p>8.0</text:p>
          </table:table-cell>
          <table:table-cell table:formula="=D9-B9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do7<text:s/>774<text:s/>18<text:s/>18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ma4<text:s/>2414<text:s/>19<text:s/>5</text:p>
          </table:table-cell>
          <table:table-cell table:style-name="cel3" office:value-type="float" office:value="25.0">
            <text:p>25.0</text:p>
          </table:table-cell>
          <table:table-cell table:formula="=D11-B11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4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1.0">
            <text:p>11.0</text:p>
          </table:table-cell>
          <table:table-cell table:style-name="cel3" office:value-type="float" office:value="21.0">
            <text:p>21.0</text:p>
          </table:table-cell>
          <table:table-cell/>
          <table:table-cell/>
          <table:table-cell office:value-type="float" office:value="21.0">
            <text:p>21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li<text:s/>2710<text:s/>19<text:s/>4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lba<text:s/>329<text:s/>20<text:s/>1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7.0">
            <text:p>7.0</text:p>
          </table:table-cell>
          <table:table-cell table:style-name="cel3" office:value-type="float" office:value="22.0">
            <text:p>22.0</text:p>
          </table:table-cell>
          <table:table-cell/>
          <table:table-cell/>
          <table:table-cell office:value-type="float" office:value="22.0">
            <text:p>22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1<text:s/>32<text:s/>19<text:s/>4</text:p>
          </table:table-cell>
          <table:table-cell table:style-name="cel3" office:value-type="float" office:value="10.0">
            <text:p>10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ga1<text:s/>1846<text:s/>19<text:s/>8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453<text:s/>20<text:s/>5</text:p>
          </table:table-cell>
          <table:table-cell table:style-name="cel3" office:value-type="float" office:value="25.0">
            <text:p>25.0</text:p>
          </table:table-cell>
          <table:table-cell table:formula="=D17-B17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11</text:p>
          </table:table-cell>
          <table:table-cell table:style-name="cel3" office:value-type="float" office:value="8.0">
            <text:p>8.0</text:p>
          </table:table-cell>
          <table:table-cell table:formula="=D18-B18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iz<text:s/>292<text:s/>20<text:s/>5</text:p>
          </table:table-cell>
          <table:table-cell table:style-name="cel3" office:value-type="float" office:value="8.0">
            <text:p>8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0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l<text:s/>200<text:s/>20<text:s/>14</text:p>
          </table:table-cell>
          <table:table-cell table:style-name="cel3" office:value-type="float" office:value="8.0">
            <text:p>8.0</text:p>
          </table:table-cell>
          <table:table-cell table:formula="=D21-B2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0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kl<text:s/>398<text:s/>20<text:s/>4</text:p>
          </table:table-cell>
          <table:table-cell table:style-name="cel3" office:value-type="float" office:value="5.0">
            <text:p>5.0</text:p>
          </table:table-cell>
          <table:table-cell table:formula="=D23-B23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51<text:s/>170<text:s/>20<text:s/>1</text:p>
          </table:table-cell>
          <table:table-cell table:style-name="cel3" office:value-type="float" office:value="8.0">
            <text:p>8.0</text:p>
          </table:table-cell>
          <table:table-cell table:formula="=D24-B24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l<text:s/>200<text:s/>20<text:s/>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il<text:s/>410<text:s/>20<text:s/>5</text:p>
          </table:table-cell>
          <table:table-cell table:style-name="cel3" office:value-type="float" office:value="10.0">
            <text:p>10.0</text:p>
          </table:table-cell>
          <table:table-cell table:formula="=D26-B26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Jaka8<text:s/>422<text:s/>20<text:s/>3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yja<text:s/>318<text:s/>20<text:s/>3</text:p>
          </table:table-cell>
          <table:table-cell table:style-name="cel3" office:value-type="float" office:value="20.0">
            <text:p>20.0</text:p>
          </table:table-cell>
          <table:table-cell table:formula="=D29-B29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iil<text:s/>410<text:s/>20<text:s/>19</text:p>
          </table:table-cell>
          <table:table-cell table:style-name="cel3" office:value-type="float" office:value="60.0">
            <text:p>60.0</text:p>
          </table:table-cell>
          <table:table-cell table:formula="=D30-B30" table:style-name="cel7" office:value-type="float" office:value="59.0">
            <text:p>59.0</text:p>
          </table:table-cell>
          <table:table-cell table:style-name="cel3" office:value-type="float" office:value="119.0">
            <text:p>119.0</text:p>
          </table:table-cell>
          <table:table-cell/>
          <table:table-cell/>
          <table:table-cell office:value-type="float" office:value="119.0">
            <text:p>119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Moma2<text:s/>238<text:s/>20<text:s/>4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20.0">
            <text:p>20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rre<text:s/>110<text:s/>20<text:s/>1</text:p>
          </table:table-cell>
          <table:table-cell table:style-name="cel3" office:value-type="float" office:value="15.0">
            <text:p>15.0</text:p>
          </table:table-cell>
          <table:table-cell table:formula="=D32-B3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144<text:s/>20<text:s/>6</text:p>
          </table:table-cell>
          <table:table-cell table:style-name="cel3" office:value-type="float" office:value="8.0">
            <text:p>8.0</text:p>
          </table:table-cell>
          <table:table-cell table:formula="=D33-B33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usy5<text:s/>1777<text:s/>19<text:s/>2</text:p>
          </table:table-cell>
          <table:table-cell table:style-name="cel3" office:value-type="float" office:value="20.0">
            <text:p>2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usa1<text:s/>2726<text:s/>19<text:s/>2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4<text:s/>29<text:s/>20<text:s/>8</text:p>
          </table:table-cell>
          <table:table-cell table:style-name="cel3" office:value-type="float" office:value="40.0">
            <text:p>40.0</text:p>
          </table:table-cell>
          <table:table-cell table:formula="=D36-B36" table:style-name="cel7" office:value-type="float" office:value="29.0">
            <text:p>2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da5<text:s/>1744<text:s/>19<text:s/>2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ada<text:s/>430<text:s/>20<text:s/>1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usa2<text:s/>1553<text:s/>19<text:s/>8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kir2<text:s/>336<text:s/>20<text:s/>3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an4<text:s/>376<text:s/>20<text:s/>1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1072<text:s/>19<text:s/>2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2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2">
            <text:p>2020-04-2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855.0">
            <text:p>855.0</text:p>
          </table:table-cell>
          <table:table-cell table:formula="=SUM(C7:C315)" table:style-name="cel6" office:value-type="float" office:value="884.0">
            <text:p>884.0</text:p>
          </table:table-cell>
          <table:table-cell table:formula="=SUM(D7:D315)" table:style-name="cel6" office:value-type="float" office:value="1739.0">
            <text:p>1739.0</text:p>
          </table:table-cell>
          <table:table-cell/>
          <table:table-cell/>
          <table:table-cell table:formula="=SUM(G7:G315)" table:style-name="cel6" office:value-type="float" office:value="1739.0">
            <text:p>1739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1969<text:s/>19<text:s/>21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65<text:s/>20<text:s/>32</text:p>
          </table:table-cell>
          <table:table-cell table:style-name="cel3" office:value-type="float" office:value="40.0">
            <text:p>40.0</text:p>
          </table:table-cell>
          <table:table-cell table:formula="=D10-B10" table:style-name="cel7" office:value-type="float" office:value="29.0">
            <text:p>2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eka1<text:s/>2517<text:s/>19<text:s/>6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eka1<text:s/>299<text:s/>20<text:s/>5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52<text:s/>20<text:s/>5</text:p>
          </table:table-cell>
          <table:table-cell table:style-name="cel3" office:value-type="float" office:value="20.0">
            <text:p>20.0</text:p>
          </table:table-cell>
          <table:table-cell table:formula="=D13-B1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5</text:p>
          </table:table-cell>
          <table:table-cell table:style-name="cel3" office:value-type="float" office:value="5.0">
            <text:p>5.0</text:p>
          </table:table-cell>
          <table:table-cell table:formula="=D14-B14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oew1<text:s/>20<text:s/>50<text:s/>19<text:s/>8</text:p>
          </table:table-cell>
          <table:table-cell table:style-name="cel3" office:value-type="float" office:value="5.0">
            <text:p>5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3<text:s/>82<text:s/>20<text:s/>2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g2<text:s/>329<text:s/>19<text:s/>5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ma4<text:s/>62<text:s/>20<text:s/>7</text:p>
          </table:table-cell>
          <table:table-cell table:style-name="cel3" office:value-type="float" office:value="15.0">
            <text:p>15.0</text:p>
          </table:table-cell>
          <table:table-cell table:formula="=D18-B1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<text:s/>1111<text:s/>18<text:s/>12</text:p>
          </table:table-cell>
          <table:table-cell table:style-name="cel3" office:value-type="float" office:value="5.0">
            <text:p>5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<text:s/>346<text:s/>20<text:s/>4</text:p>
          </table:table-cell>
          <table:table-cell table:style-name="cel3" office:value-type="float" office:value="8.0">
            <text:p>8.0</text:p>
          </table:table-cell>
          <table:table-cell table:formula="=D20-B20" table:style-name="cel7" office:value-type="float" office:value="4.0">
            <text:p>4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406<text:s/>20<text:s/>11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an1<text:s/>435<text:s/>20<text:s/>6</text:p>
          </table:table-cell>
          <table:table-cell table:style-name="cel3" office:value-type="float" office:value="25.0">
            <text:p>25.0</text:p>
          </table:table-cell>
          <table:table-cell table:formula="=D22-B22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uma<text:s/>114<text:s/>20<text:s/>4</text:p>
          </table:table-cell>
          <table:table-cell table:style-name="cel3" office:value-type="float" office:value="8.0">
            <text:p>8.0</text:p>
          </table:table-cell>
          <table:table-cell table:formula="=D23-B2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iz<text:s/>292<text:s/>20<text:s/>2</text:p>
          </table:table-cell>
          <table:table-cell table:style-name="cel3" office:value-type="float" office:value="20.0">
            <text:p>20.0</text:p>
          </table:table-cell>
          <table:table-cell table:formula="=D24-B2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il<text:s/>410<text:s/>20<text:s/>5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n2<text:s/>443<text:s/>20<text:s/>1</text:p>
          </table:table-cell>
          <table:table-cell table:style-name="cel3" office:value-type="float" office:value="15.0">
            <text:p>15.0</text:p>
          </table:table-cell>
          <table:table-cell table:formula="=D26-B2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ian2<text:s/>2575<text:s/>19<text:s/>1</text:p>
          </table:table-cell>
          <table:table-cell table:style-name="cel3" office:value-type="float" office:value="20.0">
            <text:p>20.0</text:p>
          </table:table-cell>
          <table:table-cell table:formula="=D27-B2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i<text:s/>431<text:s/>20<text:s/>1</text:p>
          </table:table-cell>
          <table:table-cell table:style-name="cel3" office:value-type="float" office:value="10.0">
            <text:p>10.0</text:p>
          </table:table-cell>
          <table:table-cell table:formula="=D28-B2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oka18<text:s/>2508<text:s/>19<text:s/>26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315<text:s/>20<text:s/>7</text:p>
          </table:table-cell>
          <table:table-cell table:style-name="cel3" office:value-type="float" office:value="15.0">
            <text:p>15.0</text:p>
          </table:table-cell>
          <table:table-cell table:formula="=D30-B30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oak18<text:s/>277<text:s/>20<text:s/>10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Teol<text:s/>446<text:s/>20<text:s/>18</text:p>
          </table:table-cell>
          <table:table-cell table:style-name="cel3" office:value-type="float" office:value="15.0">
            <text:p>15.0</text:p>
          </table:table-cell>
          <table:table-cell table:formula="=D32-B3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wew<text:s/>316<text:s/>20<text:s/>5</text:p>
          </table:table-cell>
          <table:table-cell table:style-name="cel3" office:value-type="float" office:value="15.0">
            <text:p>15.0</text:p>
          </table:table-cell>
          <table:table-cell table:formula="=D33-B3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</text:p>
          </table:table-cell>
          <table:table-cell table:style-name="cel3" office:value-type="float" office:value="50.0">
            <text:p>50.0</text:p>
          </table:table-cell>
          <table:table-cell table:formula="=D35-B35" table:style-name="cel7" office:value-type="float" office:value="49.0">
            <text:p>49.0</text:p>
          </table:table-cell>
          <table:table-cell table:style-name="cel3" office:value-type="float" office:value="99.0">
            <text:p>99.0</text:p>
          </table:table-cell>
          <table:table-cell/>
          <table:table-cell/>
          <table:table-cell office:value-type="float" office:value="99.0">
            <text:p>99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8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19.0">
            <text:p>1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1874<text:s/>19<text:s/>2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508<text:s/>19<text:s/>25</text:p>
          </table:table-cell>
          <table:table-cell table:style-name="cel3" office:value-type="float" office:value="20.0">
            <text:p>20.0</text:p>
          </table:table-cell>
          <table:table-cell table:formula="=D38-B38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2</text:p>
          </table:table-cell>
          <table:table-cell table:style-name="cel3" office:value-type="float" office:value="30.0">
            <text:p>30.0</text:p>
          </table:table-cell>
          <table:table-cell table:formula="=D39-B39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4<text:s/>20<text:s/>7</text:p>
          </table:table-cell>
          <table:table-cell table:style-name="cel3" office:value-type="float" office:value="20.0">
            <text:p>20.0</text:p>
          </table:table-cell>
          <table:table-cell table:formula="=D40-B40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461<text:s/>20<text:s/>4</text:p>
          </table:table-cell>
          <table:table-cell table:style-name="cel3" office:value-type="float" office:value="5.0">
            <text:p>5.0</text:p>
          </table:table-cell>
          <table:table-cell table:formula="=D41-B41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8</text:p>
          </table:table-cell>
          <table:table-cell table:style-name="cel3" office:value-type="float" office:value="4.0">
            <text:p>4.0</text:p>
          </table:table-cell>
          <table:table-cell table:formula="=D42-B42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43-B4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316<text:s/>19<text:s/>2</text:p>
          </table:table-cell>
          <table:table-cell table:style-name="cel3" office:value-type="float" office:value="20.0">
            <text:p>20.0</text:p>
          </table:table-cell>
          <table:table-cell table:formula="=D44-B4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2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an3<text:s/>407<text:s/>20<text:s/>2</text:p>
          </table:table-cell>
          <table:table-cell table:style-name="cel3" office:value-type="float" office:value="4.0">
            <text:p>4.0</text:p>
          </table:table-cell>
          <table:table-cell table:formula="=D46-B46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lma<text:s/>2382<text:s/>19<text:s/>4</text:p>
          </table:table-cell>
          <table:table-cell table:style-name="cel3" office:value-type="float" office:value="15.0">
            <text:p>15.0</text:p>
          </table:table-cell>
          <table:table-cell table:formula="=D47-B47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uma3<text:s/>442<text:s/>20<text:s/>3</text:p>
          </table:table-cell>
          <table:table-cell table:style-name="cel3" office:value-type="float" office:value="30.0">
            <text:p>30.0</text:p>
          </table:table-cell>
          <table:table-cell table:formula="=D48-B48" table:style-name="cel7" office:value-type="float" office:value="35.0">
            <text:p>35.0</text:p>
          </table:table-cell>
          <table:table-cell table:style-name="cel3" office:value-type="float" office:value="65.0">
            <text:p>65.0</text:p>
          </table:table-cell>
          <table:table-cell/>
          <table:table-cell/>
          <table:table-cell office:value-type="float" office:value="65.0">
            <text:p>65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9</text:p>
          </table:table-cell>
          <table:table-cell table:style-name="cel3" office:value-type="float" office:value="5.0">
            <text:p>5.0</text:p>
          </table:table-cell>
          <table:table-cell table:formula="=D49-B49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1761<text:s/>19<text:s/>8</text:p>
          </table:table-cell>
          <table:table-cell table:style-name="cel3" office:value-type="float" office:value="5.0">
            <text:p>5.0</text:p>
          </table:table-cell>
          <table:table-cell table:formula="=D50-B50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ka<text:s/>276<text:s/>20<text:s/>2</text:p>
          </table:table-cell>
          <table:table-cell table:style-name="cel3" office:value-type="float" office:value="15.0">
            <text:p>15.0</text:p>
          </table:table-cell>
          <table:table-cell table:formula="=D51-B51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1<text:s/>202<text:s/>20<text:s/>17</text:p>
          </table:table-cell>
          <table:table-cell table:style-name="cel3" office:value-type="float" office:value="20.0">
            <text:p>20.0</text:p>
          </table:table-cell>
          <table:table-cell table:formula="=D52-B5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169<text:s/>19<text:s/>13</text:p>
          </table:table-cell>
          <table:table-cell table:style-name="cel3" office:value-type="float" office:value="15.0">
            <text:p>15.0</text:p>
          </table:table-cell>
          <table:table-cell table:formula="=D53-B53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1</text:p>
          </table:table-cell>
          <table:table-cell table:style-name="cel3" office:value-type="float" office:value="15.0">
            <text:p>15.0</text:p>
          </table:table-cell>
          <table:table-cell table:formula="=D54-B54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55-B55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8</text:p>
          </table:table-cell>
          <table:table-cell table:style-name="cel3" office:value-type="float" office:value="5.0">
            <text:p>5.0</text:p>
          </table:table-cell>
          <table:table-cell table:formula="=D56-B56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7</text:p>
          </table:table-cell>
          <table:table-cell table:style-name="cel3" office:value-type="float" office:value="15.0">
            <text:p>15.0</text:p>
          </table:table-cell>
          <table:table-cell table:formula="=D57-B5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165<text:s/>20<text:s/>13</text:p>
          </table:table-cell>
          <table:table-cell table:style-name="cel3" office:value-type="float" office:value="10.0">
            <text:p>10.0</text:p>
          </table:table-cell>
          <table:table-cell table:formula="=D58-B5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ama28<text:s/>224<text:s/>20<text:s/>7</text:p>
          </table:table-cell>
          <table:table-cell table:style-name="cel3" office:value-type="float" office:value="8.0">
            <text:p>8.0</text:p>
          </table:table-cell>
          <table:table-cell table:formula="=D59-B59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6</text:p>
          </table:table-cell>
          <table:table-cell table:style-name="cel3" office:value-type="float" office:value="20.0">
            <text:p>20.0</text:p>
          </table:table-cell>
          <table:table-cell table:formula="=D60-B60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91<text:s/>20<text:s/>7</text:p>
          </table:table-cell>
          <table:table-cell table:style-name="cel3" office:value-type="float" office:value="10.0">
            <text:p>10.0</text:p>
          </table:table-cell>
          <table:table-cell table:formula="=D61-B6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abo5<text:s/>1387<text:s/>19<text:s/>1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ama28<text:s/>224<text:s/>20<text:s/>26</text:p>
          </table:table-cell>
          <table:table-cell table:style-name="cel3" office:value-type="float" office:value="8.0">
            <text:p>8.0</text:p>
          </table:table-cell>
          <table:table-cell table:formula="=D63-B6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1639<text:s/>19<text:s/>2</text:p>
          </table:table-cell>
          <table:table-cell table:style-name="cel3" office:value-type="float" office:value="10.0">
            <text:p>10.0</text:p>
          </table:table-cell>
          <table:table-cell table:formula="=D64-B6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255<text:s/>20<text:s/>4</text:p>
          </table:table-cell>
          <table:table-cell table:style-name="cel3" office:value-type="float" office:value="15.0">
            <text:p>15.0</text:p>
          </table:table-cell>
          <table:table-cell table:formula="=D65-B6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1-B7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2-B7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3-B7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4-B7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5-B7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6-B7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7-B7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8-B7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9-B7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0-B8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1-B8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2-B8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3-B8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3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3">
            <text:p>2020-04-2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4)" table:style-name="cel6" office:value-type="float" office:value="668.0">
            <text:p>668.0</text:p>
          </table:table-cell>
          <table:table-cell table:formula="=SUM(C7:C314)" table:style-name="cel6" office:value-type="float" office:value="759.0">
            <text:p>759.0</text:p>
          </table:table-cell>
          <table:table-cell table:formula="=SUM(D7:D314)" table:style-name="cel6" office:value-type="float" office:value="1427.0">
            <text:p>1427.0</text:p>
          </table:table-cell>
          <table:table-cell/>
          <table:table-cell/>
          <table:table-cell table:formula="=SUM(G7:G314)" table:style-name="cel6" office:value-type="float" office:value="1427.0">
            <text:p>1427.0</text:p>
          </table:table-cell>
          <table:table-cell table:formula="=SUM(H7:H314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ola<text:s/>153<text:s/>20<text:s/>2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jo1<text:s/>403<text:s/>19<text:s/>2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4</text:p>
          </table:table-cell>
          <table:table-cell table:style-name="cel3" office:value-type="float" office:value="50.0">
            <text:p>50.0</text:p>
          </table:table-cell>
          <table:table-cell table:formula="=D9-B9" table:style-name="cel7" office:value-type="float" office:value="49.0">
            <text:p>49.0</text:p>
          </table:table-cell>
          <table:table-cell table:style-name="cel3" office:value-type="float" office:value="99.0">
            <text:p>99.0</text:p>
          </table:table-cell>
          <table:table-cell/>
          <table:table-cell/>
          <table:table-cell office:value-type="float" office:value="99.0">
            <text:p>99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ga1<text:s/>464<text:s/>20<text:s/>2</text:p>
          </table:table-cell>
          <table:table-cell table:style-name="cel3" office:value-type="float" office:value="50.0">
            <text:p>50.0</text:p>
          </table:table-cell>
          <table:table-cell table:formula="=D10-B10" table:style-name="cel7" office:value-type="float" office:value="99.0">
            <text:p>99.0</text:p>
          </table:table-cell>
          <table:table-cell table:style-name="cel3" office:value-type="float" office:value="149.0">
            <text:p>149.0</text:p>
          </table:table-cell>
          <table:table-cell/>
          <table:table-cell/>
          <table:table-cell office:value-type="float" office:value="149.0">
            <text:p>149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5</text:p>
          </table:table-cell>
          <table:table-cell table:style-name="cel3" office:value-type="float" office:value="15.0">
            <text:p>15.0</text:p>
          </table:table-cell>
          <table:table-cell table:formula="=D11-B1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esy1<text:s/>2526<text:s/>19<text:s/>1</text:p>
          </table:table-cell>
          <table:table-cell table:style-name="cel3" office:value-type="float" office:value="20.0">
            <text:p>20.0</text:p>
          </table:table-cell>
          <table:table-cell table:formula="=D12-B1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2385<text:s/>19<text:s/>4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3<text:s/>82<text:s/>20<text:s/>13</text:p>
          </table:table-cell>
          <table:table-cell table:style-name="cel3" office:value-type="float" office:value="20.0">
            <text:p>20.0</text:p>
          </table:table-cell>
          <table:table-cell table:formula="=D14-B1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5</text:p>
          </table:table-cell>
          <table:table-cell table:style-name="cel3" office:value-type="float" office:value="8.0">
            <text:p>8.0</text:p>
          </table:table-cell>
          <table:table-cell table:formula="=D15-B15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34<text:s/>263<text:s/>20<text:s/>4</text:p>
          </table:table-cell>
          <table:table-cell table:style-name="cel3" office:value-type="float" office:value="8.0">
            <text:p>8.0</text:p>
          </table:table-cell>
          <table:table-cell table:formula="=D16-B1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7-B17" table:style-name="cel7" office:value-type="float" office:value="45.0">
            <text:p>45.0</text:p>
          </table:table-cell>
          <table:table-cell table:style-name="cel3" office:value-type="float" office:value="75.0">
            <text:p>75.0</text:p>
          </table:table-cell>
          <table:table-cell/>
          <table:table-cell/>
          <table:table-cell office:value-type="float" office:value="75.0">
            <text:p>7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g2<text:s/>239<text:s/>19<text:s/>32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11</text:p>
          </table:table-cell>
          <table:table-cell table:style-name="cel3" office:value-type="float" office:value="8.0">
            <text:p>8.0</text:p>
          </table:table-cell>
          <table:table-cell table:formula="=D19-B19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n12<text:s/>269<text:s/>20<text:s/>4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4<text:s/>20<text:s/>6</text:p>
          </table:table-cell>
          <table:table-cell table:style-name="cel3" office:value-type="float" office:value="15.0">
            <text:p>15.0</text:p>
          </table:table-cell>
          <table:table-cell table:formula="=D21-B21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ma11<text:s/>1972<text:s/>19<text:s/>2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1945<text:s/>19<text:s/>8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2385<text:s/>19<text:s/>10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jo1<text:s/>353<text:s/>20<text:s/>3</text:p>
          </table:table-cell>
          <table:table-cell table:style-name="cel3" office:value-type="float" office:value="20.0">
            <text:p>20.0</text:p>
          </table:table-cell>
          <table:table-cell table:formula="=D26-B26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Cimo<text:s/>72<text:s/>20<text:s/>3</text:p>
          </table:table-cell>
          <table:table-cell table:style-name="cel3" office:value-type="float" office:value="30.0">
            <text:p>30.0</text:p>
          </table:table-cell>
          <table:table-cell table:formula="=D28-B28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omi1<text:s/>309<text:s/>20<text:s/>6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Ruma3<text:s/>442<text:s/>20<text:s/>2</text:p>
          </table:table-cell>
          <table:table-cell table:style-name="cel3" office:value-type="float" office:value="40.0">
            <text:p>40.0</text:p>
          </table:table-cell>
          <table:table-cell table:formula="=D30-B30" table:style-name="cel7" office:value-type="float" office:value="25.0">
            <text:p>25.0</text:p>
          </table:table-cell>
          <table:table-cell table:style-name="cel3" office:value-type="float" office:value="65.0">
            <text:p>65.0</text:p>
          </table:table-cell>
          <table:table-cell/>
          <table:table-cell/>
          <table:table-cell office:value-type="float" office:value="65.0">
            <text:p>6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Poba<text:s/>363<text:s/>20<text:s/>10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Womi1<text:s/>381<text:s/>20<text:s/>4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5</text:p>
          </table:table-cell>
          <table:table-cell table:style-name="cel3" office:value-type="float" office:value="3.0">
            <text:p>3.0</text:p>
          </table:table-cell>
          <table:table-cell table:formula="=D33-B33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mi1<text:s/>381<text:s/>20<text:s/>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Isga1<text:s/>253<text:s/>20<text:s/>4</text:p>
          </table:table-cell>
          <table:table-cell table:style-name="cel3" office:value-type="float" office:value="15.0">
            <text:p>15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an1<text:s/>435<text:s/>20<text:s/>4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l<text:s/>51<text:s/>20<text:s/>10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340<text:s/>20<text:s/>3</text:p>
          </table:table-cell>
          <table:table-cell table:style-name="cel3" office:value-type="float" office:value="8.0">
            <text:p>8.0</text:p>
          </table:table-cell>
          <table:table-cell table:formula="=D38-B38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ma2<text:s/>238<text:s/>20<text:s/>16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70<text:s/>20<text:s/>3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2786<text:s/>19<text:s/>12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ew<text:s/>231<text:s/>20<text:s/>5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ju1<text:s/>414<text:s/>20<text:s/>1</text:p>
          </table:table-cell>
          <table:table-cell table:style-name="cel3" office:value-type="float" office:value="10.0">
            <text:p>10.0</text:p>
          </table:table-cell>
          <table:table-cell table:formula="=D43-B43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ni1<text:s/>1282<text:s/>19<text:s/>10</text:p>
          </table:table-cell>
          <table:table-cell table:style-name="cel3" office:value-type="float" office:value="15.0">
            <text:p>15.0</text:p>
          </table:table-cell>
          <table:table-cell table:formula="=D44-B44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da<text:s/>412<text:s/>20<text:s/>5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u3<text:s/>440<text:s/>20<text:s/>1</text:p>
          </table:table-cell>
          <table:table-cell table:style-name="cel3" office:value-type="float" office:value="30.0">
            <text:p>30.0</text:p>
          </table:table-cell>
          <table:table-cell table:formula="=D46-B46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u3<text:s/>440<text:s/>20<text:s/>1</text:p>
          </table:table-cell>
          <table:table-cell table:style-name="cel3" office:value-type="float" office:value="30.0">
            <text:p>30.0</text:p>
          </table:table-cell>
          <table:table-cell table:formula="=D47-B47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4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4">
            <text:p>2020-04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78.0">
            <text:p>78.0</text:p>
          </table:table-cell>
          <table:table-cell table:formula="=L26+L52" table:style-name="cel5" office:value-type="float" office:value="63.4146341463415">
            <text:p>63.4146341463415</text:p>
          </table:table-cell>
          <table:table-cell table:formula="=M26+M52" table:style-name="cel5" office:value-type="float" office:value="14.5853658536585">
            <text:p>14.5853658536585</text:p>
          </table:table-cell>
          <table:table-cell table:formula="=N26+N52" table:style-name="cel5" office:value-type="float" office:value="54.0">
            <text:p>54.0</text:p>
          </table:table-cell>
          <table:table-cell table:formula="=O26+O52" table:style-name="cel5" office:value-type="float" office:value="9.41463414634146">
            <text:p>9.41463414634146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1008.0">
            <text:p>1008.0</text:p>
          </table:table-cell>
          <table:table-cell table:formula="=SUM(C7:C315)" table:style-name="cel6" office:value-type="float" office:value="1059.0">
            <text:p>1059.0</text:p>
          </table:table-cell>
          <table:table-cell table:formula="=SUM(D7:D315)" table:style-name="cel6" office:value-type="float" office:value="2067.0">
            <text:p>2067.0</text:p>
          </table:table-cell>
          <table:table-cell/>
          <table:table-cell/>
          <table:table-cell table:formula="=SUM(G7:G315)" table:style-name="cel6" office:value-type="float" office:value="2067.0">
            <text:p>206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hro<text:s/>2380<text:s/>19<text:s/>7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8-B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iz<text:s/>427<text:s/>20<text:s/>6</text:p>
          </table:table-cell>
          <table:table-cell table:style-name="cel3" office:value-type="float" office:value="5.0">
            <text:p>5.0</text:p>
          </table:table-cell>
          <table:table-cell table:formula="=D9-B9" table:style-name="cel7" office:value-type="float" office:value="5.0">
            <text:p>5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346<text:s/>20<text:s/>1</text:p>
          </table:table-cell>
          <table:table-cell table:style-name="cel3" office:value-type="float" office:value="3.0">
            <text:p>3.0</text:p>
          </table:table-cell>
          <table:table-cell table:formula="=D10-B10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wi<text:s/>366<text:s/>20<text:s/>3</text:p>
          </table:table-cell>
          <table:table-cell table:style-name="cel3" office:value-type="float" office:value="3.0">
            <text:p>3.0</text:p>
          </table:table-cell>
          <table:table-cell table:formula="=D11-B11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ean2<text:s/>458<text:s/>20<text:s/>3</text:p>
          </table:table-cell>
          <table:table-cell table:style-name="cel3" office:value-type="float" office:value="5.0">
            <text:p>5.0</text:p>
          </table:table-cell>
          <table:table-cell table:formula="=D12-B12" table:style-name="cel7" office:value-type="float" office:value="3.0">
            <text:p>3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do<text:s/>2600<text:s/>19<text:s/>24</text:p>
          </table:table-cell>
          <table:table-cell table:style-name="cel3" office:value-type="float" office:value="15.0">
            <text:p>15.0</text:p>
          </table:table-cell>
          <table:table-cell table:formula="=D13-B1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wi<text:s/>366<text:s/>20<text:s/>4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3</text:p>
          </table:table-cell>
          <table:table-cell table:style-name="cel3" office:value-type="float" office:value="20.0">
            <text:p>20.0</text:p>
          </table:table-cell>
          <table:table-cell table:formula="=D15-B1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4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7-B17" table:style-name="cel7" office:value-type="float" office:value="15.0">
            <text:p>1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jo1<text:s/>1713<text:s/>19<text:s/>4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zan3<text:s/>67<text:s/>20<text:s/>17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ju1<text:s/>175<text:s/>19<text:s/>19<text:s/>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3<text:s/>217<text:s/>20<text:s/>1</text:p>
          </table:table-cell>
          <table:table-cell table:style-name="cel3" office:value-type="float" office:value="20.0">
            <text:p>2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3<text:s/>2100<text:s/>19<text:s/>6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9<text:s/>20<text:s/>5</text:p>
          </table:table-cell>
          <table:table-cell table:style-name="cel3" office:value-type="float" office:value="20.0">
            <text:p>20.0</text:p>
          </table:table-cell>
          <table:table-cell table:formula="=D23-B2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sa<text:s/>1096<text:s/>19<text:s/>4</text:p>
          </table:table-cell>
          <table:table-cell table:style-name="cel3" office:value-type="float" office:value="15.0">
            <text:p>15.0</text:p>
          </table:table-cell>
          <table:table-cell table:formula="=D24-B24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ęda<text:s/>1738<text:s/>19<text:s/>6</text:p>
          </table:table-cell>
          <table:table-cell table:style-name="cel3" office:value-type="float" office:value="20.0">
            <text:p>2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uma<text:s/>311<text:s/>20<text:s/>1</text:p>
          </table:table-cell>
          <table:table-cell table:style-name="cel3" office:value-type="float" office:value="8.0">
            <text:p>8.0</text:p>
          </table:table-cell>
          <table:table-cell table:formula="=D26-B2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4<text:s/>20<text:s/>6</text:p>
          </table:table-cell>
          <table:table-cell table:style-name="cel3" office:value-type="float" office:value="15.0">
            <text:p>15.0</text:p>
          </table:table-cell>
          <table:table-cell table:formula="=D27-B2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iew<text:s/>2328<text:s/>19<text:s/>1</text:p>
          </table:table-cell>
          <table:table-cell table:style-name="cel3" office:value-type="float" office:value="30.0">
            <text:p>30.0</text:p>
          </table:table-cell>
          <table:table-cell table:formula="=D28-B28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Osiw1<text:s/>260<text:s/>20<text:s/>7</text:p>
          </table:table-cell>
          <table:table-cell table:style-name="cel3" office:value-type="float" office:value="20.0">
            <text:p>20.0</text:p>
          </table:table-cell>
          <table:table-cell table:formula="=D29-B29" table:style-name="cel7" office:value-type="float" office:value="25.0">
            <text:p>2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kr<text:s/>473<text:s/>20<text:s/>4</text:p>
          </table:table-cell>
          <table:table-cell table:style-name="cel3" office:value-type="float" office:value="20.0">
            <text:p>20.0</text:p>
          </table:table-cell>
          <table:table-cell table:formula="=D30-B30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Otir1<text:s/>303<text:s/>20<text:s/>5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ida<text:s/>433<text:s/>20<text:s/>2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>
            <text:p>197<text:s/>11</text:p>
          </table:table-cell>
          <table:table-cell office:value-type="float" office:value="39.0">
            <text:p>39.0</text:p>
          </table:table-cell>
          <table:table-cell table:formula="=K32/123*100*100*100*100*100*100*100*100*100*100" table:style-name="cel5" office:value-type="float" office:value="31.7073170731707">
            <text:p>31.7073170731707</text:p>
          </table:table-cell>
          <table:table-cell table:formula="=K32-L32" table:style-name="cel5" office:value-type="float" office:value="7.29268292682927">
            <text:p>7.29268292682927</text:p>
          </table:table-cell>
          <table:table-cell office:value-type="float" office:value="27.0">
            <text:p>27.0</text:p>
          </table:table-cell>
          <table:table-cell table:formula="=L32-N32" table:style-name="cel5" office:value-type="float" office:value="4.70731707317073">
            <text:p>4.70731707317073</text:p>
          </table:table-cell>
          <table:table-cell/>
        </table:table-row>
        <table:table-row table:style-name="ro0">
          <table:table-cell table:style-name="cel0">
            <text:p>Lebo1<text:s/>383<text:s/>20<text:s/>5</text:p>
          </table:table-cell>
          <table:table-cell table:style-name="cel3" office:value-type="float" office:value="5.0">
            <text:p>5.0</text:p>
          </table:table-cell>
          <table:table-cell table:formula="=D33-B33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>
            <text:p>197<text:s/>11</text:p>
          </table:table-cell>
          <table:table-cell office:value-type="float" office:value="39.0">
            <text:p>39.0</text:p>
          </table:table-cell>
          <table:table-cell table:formula="=K33/123*100*100*100*100*100*100*100*100*100*100" table:style-name="cel5" office:value-type="float" office:value="31.7073170731707">
            <text:p>31.7073170731707</text:p>
          </table:table-cell>
          <table:table-cell table:formula="=K33-L33" table:style-name="cel5" office:value-type="float" office:value="7.29268292682927">
            <text:p>7.29268292682927</text:p>
          </table:table-cell>
          <table:table-cell office:value-type="float" office:value="27.0">
            <text:p>27.0</text:p>
          </table:table-cell>
          <table:table-cell table:formula="=L33-N33" table:style-name="cel5" office:value-type="float" office:value="4.70731707317073">
            <text:p>4.70731707317073</text:p>
          </table:table-cell>
          <table:table-cell/>
        </table:table-row>
        <table:table-row table:style-name="ro0">
          <table:table-cell table:style-name="cel0">
            <text:p>Otir1<text:s/>457<text:s/>20<text:s/>7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303<text:s/>20<text:s/>3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1<text:s/>84<text:s/>20<text:s/>3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24.0">
            <text:p>24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473<text:s/>20<text:s/>7</text:p>
          </table:table-cell>
          <table:table-cell table:style-name="cel3" office:value-type="float" office:value="15.0">
            <text:p>15.0</text:p>
          </table:table-cell>
          <table:table-cell table:formula="=D37-B3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Żysy<text:s/>2153<text:s/>19<text:s/>1</text:p>
          </table:table-cell>
          <table:table-cell table:style-name="cel3" office:value-type="float" office:value="15.0">
            <text:p>15.0</text:p>
          </table:table-cell>
          <table:table-cell table:formula="=D40-B4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aja2<text:s/>148<text:s/>20<text:s/>11</text:p>
          </table:table-cell>
          <table:table-cell table:style-name="cel3" office:value-type="float" office:value="10.0">
            <text:p>10.0</text:p>
          </table:table-cell>
          <table:table-cell table:formula="=D41-B4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11</text:p>
          </table:table-cell>
          <table:table-cell table:style-name="cel3" office:value-type="float" office:value="20.0">
            <text:p>20.0</text:p>
          </table:table-cell>
          <table:table-cell table:formula="=D42-B4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181<text:s/>20<text:s/>8</text:p>
          </table:table-cell>
          <table:table-cell table:style-name="cel3" office:value-type="float" office:value="4.0">
            <text:p>4.0</text:p>
          </table:table-cell>
          <table:table-cell table:formula="=D43-B43" table:style-name="cel7" office:value-type="float" office:value="11.0">
            <text:p>11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yan<text:s/>216<text:s/>20<text:s/>6</text:p>
          </table:table-cell>
          <table:table-cell table:style-name="cel3" office:value-type="float" office:value="10.0">
            <text:p>10.0</text:p>
          </table:table-cell>
          <table:table-cell table:formula="=D44-B4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05<text:s/>19<text:s/>1</text:p>
          </table:table-cell>
          <table:table-cell table:style-name="cel3" office:value-type="float" office:value="25.0">
            <text:p>25.0</text:p>
          </table:table-cell>
          <table:table-cell table:formula="=D45-B45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408<text:s/>19<text:s/>2</text:p>
          </table:table-cell>
          <table:table-cell table:style-name="cel3" office:value-type="float" office:value="6.0">
            <text:p>6.0</text:p>
          </table:table-cell>
          <table:table-cell table:formula="=D46-B46" table:style-name="cel7" office:value-type="float" office:value="7.0">
            <text:p>7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m<text:s/>386<text:s/>20<text:s/>1</text:p>
          </table:table-cell>
          <table:table-cell table:style-name="cel3" office:value-type="float" office:value="15.0">
            <text:p>15.0</text:p>
          </table:table-cell>
          <table:table-cell table:formula="=D47-B4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an3<text:s/>87<text:s/>20<text:s/>2</text:p>
          </table:table-cell>
          <table:table-cell table:style-name="cel3" office:value-type="float" office:value="20.0">
            <text:p>20.0</text:p>
          </table:table-cell>
          <table:table-cell table:formula="=D48-B48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iz<text:s/>432<text:s/>20<text:s/>2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ba<text:s/>385<text:s/>20<text:s/>6</text:p>
          </table:table-cell>
          <table:table-cell table:style-name="cel3" office:value-type="float" office:value="30.0">
            <text:p>30.0</text:p>
          </table:table-cell>
          <table:table-cell table:formula="=D50-B50" table:style-name="cel7" office:value-type="float" office:value="29.0">
            <text:p>2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ka3<text:s/>175<text:s/>20<text:s/>1</text:p>
          </table:table-cell>
          <table:table-cell table:style-name="cel3" office:value-type="float" office:value="5.0">
            <text:p>5.0</text:p>
          </table:table-cell>
          <table:table-cell table:formula="=D51-B51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da1<text:s/>367<text:s/>20<text:s/>11</text:p>
          </table:table-cell>
          <table:table-cell table:style-name="cel3" office:value-type="float" office:value="15.0">
            <text:p>15.0</text:p>
          </table:table-cell>
          <table:table-cell table:formula="=D52-B5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78.0">
            <text:p>78.0</text:p>
          </table:table-cell>
          <table:table-cell table:formula="=SUM(L32:L51)" table:style-name="cel6" office:value-type="float" office:value="63.4146341463415">
            <text:p>63.4146341463415</text:p>
          </table:table-cell>
          <table:table-cell table:formula="=SUM(M32:M51)" table:style-name="cel6" office:value-type="float" office:value="14.5853658536585">
            <text:p>14.5853658536585</text:p>
          </table:table-cell>
          <table:table-cell table:formula="=SUM(N32:N51)" table:style-name="cel6" office:value-type="float" office:value="54.0">
            <text:p>54.0</text:p>
          </table:table-cell>
          <table:table-cell table:formula="=SUM(O32:O51)" table:style-name="cel6" office:value-type="float" office:value="9.41463414634146">
            <text:p>9.41463414634146</text:p>
          </table:table-cell>
          <table:table-cell/>
        </table:table-row>
        <table:table-row table:style-name="ro0">
          <table:table-cell table:style-name="cel0">
            <text:p>Saag<text:s/>2197<text:s/>19<text:s/>5</text:p>
          </table:table-cell>
          <table:table-cell table:style-name="cel3" office:value-type="float" office:value="10.0">
            <text:p>10.0</text:p>
          </table:table-cell>
          <table:table-cell table:formula="=D53-B5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ma1<text:s/>439<text:s/>20<text:s/>1</text:p>
          </table:table-cell>
          <table:table-cell table:style-name="cel3" office:value-type="float" office:value="20.0">
            <text:p>20.0</text:p>
          </table:table-cell>
          <table:table-cell table:formula="=D54-B5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olu<text:s/>270<text:s/>20<text:s/>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udo3<text:s/>1716<text:s/>19<text:s/>9</text:p>
          </table:table-cell>
          <table:table-cell table:style-name="cel3" office:value-type="float" office:value="10.0">
            <text:p>10.0</text:p>
          </table:table-cell>
          <table:table-cell table:formula="=D56-B56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aka2<text:s/>250<text:s/>20<text:s/>1</text:p>
          </table:table-cell>
          <table:table-cell table:style-name="cel3" office:value-type="float" office:value="20.0">
            <text:p>20.0</text:p>
          </table:table-cell>
          <table:table-cell table:formula="=D57-B5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upa1<text:s/>1674<text:s/>19<text:s/>2</text:p>
          </table:table-cell>
          <table:table-cell table:style-name="cel3" office:value-type="float" office:value="20.0">
            <text:p>20.0</text:p>
          </table:table-cell>
          <table:table-cell table:formula="=D58-B58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ju<text:s/>188<text:s/>20<text:s/>4</text:p>
          </table:table-cell>
          <table:table-cell table:style-name="cel3" office:value-type="float" office:value="8.0">
            <text:p>8.0</text:p>
          </table:table-cell>
          <table:table-cell table:formula="=D59-B5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imo2<text:s/>360<text:s/>20<text:s/>2</text:p>
          </table:table-cell>
          <table:table-cell table:style-name="cel3" office:value-type="float" office:value="10.0">
            <text:p>10.0</text:p>
          </table:table-cell>
          <table:table-cell table:formula="=D60-B6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aiw1<text:s/>347<text:s/>20<text:s/>6</text:p>
          </table:table-cell>
          <table:table-cell table:style-name="cel3" office:value-type="float" office:value="15.0">
            <text:p>15.0</text:p>
          </table:table-cell>
          <table:table-cell table:formula="=D61-B6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kjo4<text:s/>402<text:s/>20<text:s/>2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oli1<text:s/>464<text:s/>20<text:s/>16</text:p>
          </table:table-cell>
          <table:table-cell table:style-name="cel3" office:value-type="float" office:value="10.0">
            <text:p>10.0</text:p>
          </table:table-cell>
          <table:table-cell table:formula="=D63-B6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oal5<text:s/>434<text:s/>20<text:s/>6</text:p>
          </table:table-cell>
          <table:table-cell table:style-name="cel3" office:value-type="float" office:value="3.0">
            <text:p>3.0</text:p>
          </table:table-cell>
          <table:table-cell table:formula="=D64-B64" table:style-name="cel7" office:value-type="float" office:value="3.0">
            <text:p>3.0</text:p>
          </table:table-cell>
          <table:table-cell table:style-name="cel3" office:value-type="float" office:value="6.0">
            <text:p>6.0</text:p>
          </table:table-cell>
          <table:table-cell/>
          <table:table-cell/>
          <table:table-cell office:value-type="float" office:value="6.0">
            <text:p>6.0</text:p>
          </table:table-cell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rda1<text:s/>367<text:s/>20<text:s/>9</text:p>
          </table:table-cell>
          <table:table-cell table:style-name="cel3" office:value-type="float" office:value="4.0">
            <text:p>4.0</text:p>
          </table:table-cell>
          <table:table-cell table:formula="=D65-B65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ini<text:s/>450<text:s/>20<text:s/>5</text:p>
          </table:table-cell>
          <table:table-cell table:style-name="cel3" office:value-type="float" office:value="20.0">
            <text:p>20.0</text:p>
          </table:table-cell>
          <table:table-cell table:formula="=D66-B6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Żysy<text:s/>428<text:s/>20<text:s/>3</text:p>
          </table:table-cell>
          <table:table-cell table:style-name="cel3" office:value-type="float" office:value="10.0">
            <text:p>10.0</text:p>
          </table:table-cell>
          <table:table-cell table:formula="=D67-B67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68-B6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bo5<text:s/>13<text:s/>11<text:s/>19<text:s/>2</text:p>
          </table:table-cell>
          <table:table-cell table:style-name="cel3" office:value-type="float" office:value="10.0">
            <text:p>10.0</text:p>
          </table:table-cell>
          <table:table-cell table:formula="=D69-B69" table:style-name="cel7" office:value-type="float" office:value="26.0">
            <text:p>2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kr<text:s/>473<text:s/>20<text:s/>2</text:p>
          </table:table-cell>
          <table:table-cell table:style-name="cel3" office:value-type="float" office:value="10.0">
            <text:p>10.0</text:p>
          </table:table-cell>
          <table:table-cell table:formula="=D70-B7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zzb<text:s/>2362<text:s/>19<text:s/>10</text:p>
          </table:table-cell>
          <table:table-cell table:style-name="cel3" office:value-type="float" office:value="10.0">
            <text:p>10.0</text:p>
          </table:table-cell>
          <table:table-cell table:formula="=D71-B7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Faiw<text:s/>256<text:s/>20<text:s/>6</text:p>
          </table:table-cell>
          <table:table-cell table:style-name="cel3" office:value-type="float" office:value="10.0">
            <text:p>10.0</text:p>
          </table:table-cell>
          <table:table-cell table:formula="=D72-B7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Tojo1<text:s/>2241<text:s/>19<text:s/>3</text:p>
          </table:table-cell>
          <table:table-cell table:style-name="cel3" office:value-type="float" office:value="20.0">
            <text:p>20.0</text:p>
          </table:table-cell>
          <table:table-cell table:formula="=D73-B7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Faiw<text:s/>256<text:s/>20<text:s/>12</text:p>
          </table:table-cell>
          <table:table-cell table:style-name="cel3" office:value-type="float" office:value="8.0">
            <text:p>8.0</text:p>
          </table:table-cell>
          <table:table-cell table:formula="=D74-B74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Jobe5<text:s/>1688<text:s/>19<text:s/>6</text:p>
          </table:table-cell>
          <table:table-cell table:style-name="cel3" office:value-type="float" office:value="8.0">
            <text:p>8.0</text:p>
          </table:table-cell>
          <table:table-cell table:formula="=D75-B75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zzb<text:s/>2362<text:s/>19<text:s/>7</text:p>
          </table:table-cell>
          <table:table-cell table:style-name="cel3" office:value-type="float" office:value="8.0">
            <text:p>8.0</text:p>
          </table:table-cell>
          <table:table-cell table:formula="=D76-B76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aiw3<text:s/>419<text:s/>20<text:s/>2</text:p>
          </table:table-cell>
          <table:table-cell table:style-name="cel3" office:value-type="float" office:value="5.0">
            <text:p>5.0</text:p>
          </table:table-cell>
          <table:table-cell table:formula="=D77-B77" table:style-name="cel7" office:value-type="float" office:value="5.0">
            <text:p>5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ma1<text:s/>439<text:s/>20<text:s/>6</text:p>
          </table:table-cell>
          <table:table-cell table:style-name="cel3" office:value-type="float" office:value="15.0">
            <text:p>15.0</text:p>
          </table:table-cell>
          <table:table-cell table:formula="=D78-B78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Ispa<text:s/>228<text:s/>20<text:s/>3</text:p>
          </table:table-cell>
          <table:table-cell table:style-name="cel3" office:value-type="float" office:value="20.0">
            <text:p>20.0</text:p>
          </table:table-cell>
          <table:table-cell table:formula="=D79-B79" table:style-name="cel7" office:value-type="float" office:value="35.0">
            <text:p>3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Ispa<text:s/>228<text:s/>20<text:s/>3</text:p>
          </table:table-cell>
          <table:table-cell table:style-name="cel3" office:value-type="float" office:value="20.0">
            <text:p>20.0</text:p>
          </table:table-cell>
          <table:table-cell table:formula="=D80-B80" table:style-name="cel7" office:value-type="float" office:value="35.0">
            <text:p>3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riz<text:s/>2818<text:s/>19<text:s/>15</text:p>
          </table:table-cell>
          <table:table-cell table:style-name="cel3" office:value-type="float" office:value="10.0">
            <text:p>10.0</text:p>
          </table:table-cell>
          <table:table-cell table:formula="=D81-B8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Dzan1<text:s/>2058<text:s/>19<text:s/>23</text:p>
          </table:table-cell>
          <table:table-cell table:style-name="cel3" office:value-type="float" office:value="15.0">
            <text:p>15.0</text:p>
          </table:table-cell>
          <table:table-cell table:formula="=D82-B8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aka2<text:s/>40<text:s/>20<text:s/>16</text:p>
          </table:table-cell>
          <table:table-cell table:style-name="cel3" office:value-type="float" office:value="10.0">
            <text:p>10.0</text:p>
          </table:table-cell>
          <table:table-cell table:formula="=D83-B8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7-B8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7-D8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8-B8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8-D8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9-B8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9-D8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90-B9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0-D9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</table:table>
      <table:table table:name="25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5">
            <text:p>2020-04-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292.0">
            <text:p>292.0</text:p>
          </table:table-cell>
          <table:table-cell table:formula="=SUM(C7:C315)" table:style-name="cel6" office:value-type="float" office:value="295.0">
            <text:p>295.0</text:p>
          </table:table-cell>
          <table:table-cell table:formula="=SUM(D7:D315)" table:style-name="cel6" office:value-type="float" office:value="587.0">
            <text:p>587.0</text:p>
          </table:table-cell>
          <table:table-cell/>
          <table:table-cell/>
          <table:table-cell table:formula="=SUM(G7:G315)" table:style-name="cel6" office:value-type="float" office:value="587.0">
            <text:p>58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1<text:s/>20<text:s/>7</text:p>
          </table:table-cell>
          <table:table-cell table:style-name="cel3" office:value-type="float" office:value="30.0">
            <text:p>30.0</text:p>
          </table:table-cell>
          <table:table-cell table:formula="=D7-B7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rłu1<text:s/>426<text:s/>20<text:s/>6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el3<text:s/>234<text:s/>20<text:s/>21</text:p>
          </table:table-cell>
          <table:table-cell table:style-name="cel3" office:value-type="float" office:value="10.0">
            <text:p>10.0</text:p>
          </table:table-cell>
          <table:table-cell table:formula="=D9-B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aiw<text:s/>256<text:s/>20<text:s/>5</text:p>
          </table:table-cell>
          <table:table-cell table:style-name="cel3" office:value-type="float" office:value="25.0">
            <text:p>25.0</text:p>
          </table:table-cell>
          <table:table-cell table:formula="=D10-B10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1-B11" table:style-name="cel7" office:value-type="float" office:value="9.0">
            <text:p>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77<text:s/>20<text:s/>6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15.0">
            <text:p>15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4</text:p>
          </table:table-cell>
          <table:table-cell table:style-name="cel3" office:value-type="float" office:value="8.0">
            <text:p>8.0</text:p>
          </table:table-cell>
          <table:table-cell table:formula="=D13-B13" table:style-name="cel7" office:value-type="float" office:value="15.0">
            <text:p>15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lba<text:s/>329<text:s/>20<text:s/>1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5.0">
            <text:p>5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ag4<text:s/>243<text:s/>20<text:s/>4</text:p>
          </table:table-cell>
          <table:table-cell table:style-name="cel3" office:value-type="float" office:value="10.0">
            <text:p>10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a<text:s/>2892<text:s/>19<text:s/>6</text:p>
          </table:table-cell>
          <table:table-cell table:style-name="cel3" office:value-type="float" office:value="8.0">
            <text:p>8.0</text:p>
          </table:table-cell>
          <table:table-cell table:formula="=D16-B1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<text:s/>203<text:s/>20<text:s/>3</text:p>
          </table:table-cell>
          <table:table-cell table:style-name="cel3" office:value-type="float" office:value="8.0">
            <text:p>8.0</text:p>
          </table:table-cell>
          <table:table-cell table:formula="=D17-B17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łwi<text:s/>2307<text:s/>19<text:s/>7</text:p>
          </table:table-cell>
          <table:table-cell table:style-name="cel3" office:value-type="float" office:value="30.0">
            <text:p>30.0</text:p>
          </table:table-cell>
          <table:table-cell table:formula="=D18-B18" table:style-name="cel7" office:value-type="float" office:value="29.0">
            <text:p>2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1761<text:s/>19<text:s/>2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25.0">
            <text:p>2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424<text:s/>20<text:s/>2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62<text:s/>19<text:s/>9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an1<text:s/>411<text:s/>20<text:s/>6</text:p>
          </table:table-cell>
          <table:table-cell table:style-name="cel3" office:value-type="float" office:value="15.0">
            <text:p>15.0</text:p>
          </table:table-cell>
          <table:table-cell table:formula="=D23-B23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eba<text:s/>1869<text:s/>19<text:s/>6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20<text:s/>483<text:s/>20<text:s/>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26-B26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7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7">
            <text:p>2020-04-2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838.0">
            <text:p>838.0</text:p>
          </table:table-cell>
          <table:table-cell table:formula="=SUM(C7:C315)" table:style-name="cel6" office:value-type="float" office:value="835.0">
            <text:p>835.0</text:p>
          </table:table-cell>
          <table:table-cell table:formula="=SUM(D7:D315)" table:style-name="cel6" office:value-type="float" office:value="1673.0">
            <text:p>1673.0</text:p>
          </table:table-cell>
          <table:table-cell/>
          <table:table-cell/>
          <table:table-cell table:formula="=SUM(G7:G315)" table:style-name="cel6" office:value-type="float" office:value="1673.0">
            <text:p>1673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ma<text:s/>1870<text:s/>19<text:s/>3</text:p>
          </table:table-cell>
          <table:table-cell table:style-name="cel3" office:value-type="float" office:value="5.0">
            <text:p>5.0</text:p>
          </table:table-cell>
          <table:table-cell table:formula="=D8-B8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9-B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rda<text:s/>457<text:s/>1585<text:s/>19<text:s/>6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</text:p>
          </table:table-cell>
          <table:table-cell table:style-name="cel3" office:value-type="float" office:value="15.0">
            <text:p>15.0</text:p>
          </table:table-cell>
          <table:table-cell table:formula="=D11-B1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mi1<text:s/>309<text:s/>20<text:s/>1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11</text:p>
          </table:table-cell>
          <table:table-cell table:style-name="cel3" office:value-type="float" office:value="20.0">
            <text:p>20.0</text:p>
          </table:table-cell>
          <table:table-cell table:formula="=D13-B1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ka3<text:s/>478<text:s/>20<text:s/>2</text:p>
          </table:table-cell>
          <table:table-cell table:style-name="cel3" office:value-type="float" office:value="20.0">
            <text:p>20.0</text:p>
          </table:table-cell>
          <table:table-cell table:formula="=D14-B1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4</text:p>
          </table:table-cell>
          <table:table-cell table:style-name="cel3" office:value-type="float" office:value="80.0">
            <text:p>80.0</text:p>
          </table:table-cell>
          <table:table-cell table:formula="=D15-B15" table:style-name="cel7" office:value-type="float" office:value="59.0">
            <text:p>59.0</text:p>
          </table:table-cell>
          <table:table-cell table:style-name="cel3" office:value-type="float" office:value="139.0">
            <text:p>139.0</text:p>
          </table:table-cell>
          <table:table-cell/>
          <table:table-cell/>
          <table:table-cell office:value-type="float" office:value="139.0">
            <text:p>139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6</text:p>
          </table:table-cell>
          <table:table-cell table:style-name="cel3" office:value-type="float" office:value="20.0">
            <text:p>20.0</text:p>
          </table:table-cell>
          <table:table-cell table:formula="=D17-B1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2<text:s/>469<text:s/>20<text:s/>13</text:p>
          </table:table-cell>
          <table:table-cell table:style-name="cel3" office:value-type="float" office:value="20.0">
            <text:p>20.0</text:p>
          </table:table-cell>
          <table:table-cell table:formula="=D18-B18" table:style-name="cel7" office:value-type="float" office:value="3.0">
            <text:p>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7</text:p>
          </table:table-cell>
          <table:table-cell table:style-name="cel3" office:value-type="float" office:value="15.0">
            <text:p>15.0</text:p>
          </table:table-cell>
          <table:table-cell table:formula="=D19-B1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ir<text:s/>2184<text:s/>19<text:s/>1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508<text:s/>19<text:s/>13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406<text:s/>20<text:s/>1</text:p>
          </table:table-cell>
          <table:table-cell table:style-name="cel3" office:value-type="float" office:value="20.0">
            <text:p>20.0</text:p>
          </table:table-cell>
          <table:table-cell table:formula="=D22-B22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kr<text:s/>471<text:s/>20<text:s/>2</text:p>
          </table:table-cell>
          <table:table-cell table:style-name="cel3" office:value-type="float" office:value="15.0">
            <text:p>15.0</text:p>
          </table:table-cell>
          <table:table-cell table:formula="=D23-B2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m<text:s/>386<text:s/>20<text:s/>7</text:p>
          </table:table-cell>
          <table:table-cell table:style-name="cel3" office:value-type="float" office:value="15.0">
            <text:p>15.0</text:p>
          </table:table-cell>
          <table:table-cell table:formula="=D24-B2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4</text:p>
          </table:table-cell>
          <table:table-cell table:style-name="cel3" office:value-type="float" office:value="20.0">
            <text:p>2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<text:s/>251<text:s/>20<text:s/>1</text:p>
          </table:table-cell>
          <table:table-cell table:style-name="cel3" office:value-type="float" office:value="25.0">
            <text:p>25.0</text:p>
          </table:table-cell>
          <table:table-cell table:formula="=D26-B26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ew1<text:s/>2252<text:s/>19<text:s/>4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4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29-B29" table:style-name="cel7" office:value-type="float" office:value="6.0">
            <text:p>6.0</text:p>
          </table:table-cell>
          <table:table-cell table:style-name="cel3" office:value-type="float" office:value="16.0">
            <text:p>16.0</text:p>
          </table:table-cell>
          <table:table-cell/>
          <table:table-cell/>
          <table:table-cell office:value-type="float" office:value="16.0">
            <text:p>16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odż<text:s/>337<text:s/>20<text:s/>3</text:p>
          </table:table-cell>
          <table:table-cell table:style-name="cel3" office:value-type="float" office:value="20.0">
            <text:p>20.0</text:p>
          </table:table-cell>
          <table:table-cell table:formula="=D30-B30" table:style-name="cel7" office:value-type="float" office:value="25.0">
            <text:p>2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6</text:p>
          </table:table-cell>
          <table:table-cell table:style-name="cel3" office:value-type="float" office:value="20.0">
            <text:p>20.0</text:p>
          </table:table-cell>
          <table:table-cell table:formula="=D31-B3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Maka2<text:s/>469<text:s/>20<text:s/>14</text:p>
          </table:table-cell>
          <table:table-cell table:style-name="cel3" office:value-type="float" office:value="20.0">
            <text:p>20.0</text:p>
          </table:table-cell>
          <table:table-cell table:formula="=D32-B32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a4<text:s/>362<text:s/>20<text:s/>5</text:p>
          </table:table-cell>
          <table:table-cell table:style-name="cel3" office:value-type="float" office:value="15.0">
            <text:p>15.0</text:p>
          </table:table-cell>
          <table:table-cell table:formula="=D33-B33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20<text:s/>483<text:s/>20<text:s/>3</text:p>
          </table:table-cell>
          <table:table-cell table:style-name="cel3" office:value-type="float" office:value="15.0">
            <text:p>15.0</text:p>
          </table:table-cell>
          <table:table-cell table:formula="=D34-B34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1</text:p>
          </table:table-cell>
          <table:table-cell table:style-name="cel3" office:value-type="float" office:value="20.0">
            <text:p>20.0</text:p>
          </table:table-cell>
          <table:table-cell table:formula="=D35-B35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ma8<text:s/>283<text:s/>20<text:s/>4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wsa<text:s/>395<text:s/>20<text:s/>1</text:p>
          </table:table-cell>
          <table:table-cell table:style-name="cel3" office:value-type="float" office:value="15.0">
            <text:p>15.0</text:p>
          </table:table-cell>
          <table:table-cell table:formula="=D37-B3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1868<text:s/>19<text:s/>10</text:p>
          </table:table-cell>
          <table:table-cell table:style-name="cel3" office:value-type="float" office:value="5.0">
            <text:p>5.0</text:p>
          </table:table-cell>
          <table:table-cell table:formula="=D38-B38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8</text:p>
          </table:table-cell>
          <table:table-cell table:style-name="cel3" office:value-type="float" office:value="4.0">
            <text:p>4.0</text:p>
          </table:table-cell>
          <table:table-cell table:formula="=D39-B39" table:style-name="cel7" office:value-type="float" office:value="6.0">
            <text:p>6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ida<text:s/>433<text:s/>20<text:s/>1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446<text:s/>20<text:s/>19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ma8<text:s/>2356<text:s/>18<text:s/>2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29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łbo<text:s/>476<text:s/>20<text:s/>7</text:p>
          </table:table-cell>
          <table:table-cell table:style-name="cel3" office:value-type="float" office:value="15.0">
            <text:p>15.0</text:p>
          </table:table-cell>
          <table:table-cell table:formula="=D44-B44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<text:s/>317<text:s/>20<text:s/>5</text:p>
          </table:table-cell>
          <table:table-cell table:style-name="cel3" office:value-type="float" office:value="10.0">
            <text:p>10.0</text:p>
          </table:table-cell>
          <table:table-cell table:formula="=D45-B45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493<text:s/>20<text:s/>10</text:p>
          </table:table-cell>
          <table:table-cell table:style-name="cel3" office:value-type="float" office:value="5.0">
            <text:p>5.0</text:p>
          </table:table-cell>
          <table:table-cell table:formula="=D46-B46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an4<text:s/>413<text:s/>20<text:s/>9</text:p>
          </table:table-cell>
          <table:table-cell table:style-name="cel3" office:value-type="float" office:value="10.0">
            <text:p>10.0</text:p>
          </table:table-cell>
          <table:table-cell table:formula="=D47-B47" table:style-name="cel7" office:value-type="float" office:value="9.0">
            <text:p>9.0</text:p>
          </table:table-cell>
          <table:table-cell table:style-name="cel3" office:value-type="float" office:value="19.0">
            <text:p>19.0</text:p>
          </table:table-cell>
          <table:table-cell/>
          <table:table-cell/>
          <table:table-cell office:value-type="float" office:value="19.0">
            <text:p>19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rmi<text:s/>2961<text:s/>19<text:s/>18</text:p>
          </table:table-cell>
          <table:table-cell table:style-name="cel3" office:value-type="float" office:value="15.0">
            <text:p>15.0</text:p>
          </table:table-cell>
          <table:table-cell table:formula="=D48-B48" table:style-name="cel7" office:value-type="float" office:value="24.0">
            <text:p>24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1<text:s/>2407<text:s/>19<text:s/>18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sa1<text:s/>3122<text:s/>18<text:s/>4</text:p>
          </table:table-cell>
          <table:table-cell table:style-name="cel3" office:value-type="float" office:value="20.0">
            <text:p>20.0</text:p>
          </table:table-cell>
          <table:table-cell table:formula="=D50-B50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51-B51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g2<text:s/>365<text:s/>20<text:s/>8</text:p>
          </table:table-cell>
          <table:table-cell table:style-name="cel3" office:value-type="float" office:value="5.0">
            <text:p>5.0</text:p>
          </table:table-cell>
          <table:table-cell table:formula="=D52-B52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53-B53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oju<text:s/>487<text:s/>20<text:s/>12</text:p>
          </table:table-cell>
          <table:table-cell table:style-name="cel3" office:value-type="float" office:value="4.0">
            <text:p>4.0</text:p>
          </table:table-cell>
          <table:table-cell table:formula="=D54-B54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eka1<text:s/>486<text:s/>20<text:s/>1</text:p>
          </table:table-cell>
          <table:table-cell table:style-name="cel3" office:value-type="float" office:value="4.0">
            <text:p>4.0</text:p>
          </table:table-cell>
          <table:table-cell table:formula="=D56-B56" table:style-name="cel7" office:value-type="float" office:value="19.0">
            <text:p>19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osa<text:s/>2193<text:s/>19<text:s/>12</text:p>
          </table:table-cell>
          <table:table-cell table:style-name="cel3" office:value-type="float" office:value="10.0">
            <text:p>10.0</text:p>
          </table:table-cell>
          <table:table-cell table:formula="=D57-B5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ubo<text:s/>2109<text:s/>19<text:s/>8</text:p>
          </table:table-cell>
          <table:table-cell table:style-name="cel3" office:value-type="float" office:value="6.0">
            <text:p>6.0</text:p>
          </table:table-cell>
          <table:table-cell table:formula="=D58-B58" table:style-name="cel7" office:value-type="float" office:value="12.0">
            <text:p>12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osa<text:s/>2193<text:s/>19<text:s/>12</text:p>
          </table:table-cell>
          <table:table-cell table:style-name="cel3" office:value-type="float" office:value="10.0">
            <text:p>10.0</text:p>
          </table:table-cell>
          <table:table-cell table:formula="=D59-B5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oju<text:s/>487<text:s/>20<text:s/>8</text:p>
          </table:table-cell>
          <table:table-cell table:style-name="cel3" office:value-type="float" office:value="15.0">
            <text:p>15.0</text:p>
          </table:table-cell>
          <table:table-cell table:formula="=D60-B6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ini<text:s/>450<text:s/>20<text:s/>4</text:p>
          </table:table-cell>
          <table:table-cell table:style-name="cel3" office:value-type="float" office:value="15.0">
            <text:p>15.0</text:p>
          </table:table-cell>
          <table:table-cell table:formula="=D61-B61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ini<text:s/>450<text:s/>20<text:s/>4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ekr<text:s/>473<text:s/>20<text:s/>5</text:p>
          </table:table-cell>
          <table:table-cell table:style-name="cel3" office:value-type="float" office:value="20.0">
            <text:p>20.0</text:p>
          </table:table-cell>
          <table:table-cell table:formula="=D63-B63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4-B6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5-B6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1-B7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2-B7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3-B7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4-B7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5-B7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6-B7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7-B7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8-B7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9-B7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0-B8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1-B8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2-B8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3-B8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7-B8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7-D8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8 04 20">
        <table:table-column table:style-name="co14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8">
            <text:p>2020-04-2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8)" table:style-name="cel6" office:value-type="float" office:value="742.0">
            <text:p>742.0</text:p>
          </table:table-cell>
          <table:table-cell table:formula="=SUM(C7:C318)" table:style-name="cel6" office:value-type="float" office:value="755.0">
            <text:p>755.0</text:p>
          </table:table-cell>
          <table:table-cell table:formula="=SUM(D7:D318)" table:style-name="cel6" office:value-type="float" office:value="1497.0">
            <text:p>1497.0</text:p>
          </table:table-cell>
          <table:table-cell/>
          <table:table-cell/>
          <table:table-cell table:formula="=SUM(G7:G318)" table:style-name="cel6" office:value-type="float" office:value="1497.0">
            <text:p>1497.0</text:p>
          </table:table-cell>
          <table:table-cell table:formula="=SUM(H7:H318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da<text:s/>1681<text:s/>19<text:s/>3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18<text:s/>19<text:s/>2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10</text:p>
          </table:table-cell>
          <table:table-cell table:style-name="cel3" office:value-type="float" office:value="8.0">
            <text:p>8.0</text:p>
          </table:table-cell>
          <table:table-cell table:formula="=D9-B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<text:s/>317<text:s/>20<text:s/>4</text:p>
          </table:table-cell>
          <table:table-cell table:style-name="cel3" office:value-type="float" office:value="15.0">
            <text:p>15.0</text:p>
          </table:table-cell>
          <table:table-cell table:formula="=D10-B1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1269<text:s/>19<text:s/>6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19.0">
            <text:p>1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1969<text:s/>19<text:s/>3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0</text:p>
          </table:table-cell>
          <table:table-cell table:style-name="cel3" office:value-type="float" office:value="5.0">
            <text:p>5.0</text:p>
          </table:table-cell>
          <table:table-cell table:formula="=D13-B13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188<text:s/>19<text:s/>8</text:p>
          </table:table-cell>
          <table:table-cell table:style-name="cel3" office:value-type="float" office:value="25.0">
            <text:p>25.0</text:p>
          </table:table-cell>
          <table:table-cell table:formula="=D15-B15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3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sa3<text:s/>102<text:s/>20<text:s/>5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473<text:s/>20<text:s/>8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1</text:p>
          </table:table-cell>
          <table:table-cell table:style-name="cel3" office:value-type="float" office:value="15.0">
            <text:p>15.0</text:p>
          </table:table-cell>
          <table:table-cell table:formula="=D19-B1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1352<text:s/>19<text:s/>14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ęsy<text:s/>330<text:s/>20<text:s/>5</text:p>
          </table:table-cell>
          <table:table-cell table:style-name="cel3" office:value-type="float" office:value="15.0">
            <text:p>15.0</text:p>
          </table:table-cell>
          <table:table-cell table:formula="=D21-B21" table:style-name="cel7" office:value-type="float" office:value="8.0">
            <text:p>8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4<text:s/>396<text:s/>20<text:s/>4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ma4<text:s/>388<text:s/>20<text:s/>3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jo1<text:s/>325<text:s/>20<text:s/>8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siw1<text:s/>216<text:s/>20<text:s/>4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26-B26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2<text:s/>198<text:s/>20<text:s/>4</text:p>
          </table:table-cell>
          <table:table-cell table:style-name="cel3" office:value-type="float" office:value="8.0">
            <text:p>8.0</text:p>
          </table:table-cell>
          <table:table-cell table:formula="=D27-B27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aka9<text:s/>187<text:s/>20<text:s/>6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eka1<text:s/>486<text:s/>20<text:s/>19</text:p>
          </table:table-cell>
          <table:table-cell table:style-name="cel3" office:value-type="float" office:value="5.0">
            <text:p>5.0</text:p>
          </table:table-cell>
          <table:table-cell table:formula="=D29-B2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12</text:p>
          </table:table-cell>
          <table:table-cell table:style-name="cel3" office:value-type="float" office:value="8.0">
            <text:p>8.0</text:p>
          </table:table-cell>
          <table:table-cell table:formula="=D30-B30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uma<text:s/>311<text:s/>20<text:s/>1</text:p>
          </table:table-cell>
          <table:table-cell table:style-name="cel3" office:value-type="float" office:value="8.0">
            <text:p>8.0</text:p>
          </table:table-cell>
          <table:table-cell table:formula="=D31-B31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Lebo1<text:s/>383<text:s/>20<text:s/>18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zu<text:s/>2410<text:s/>19<text:s/>8</text:p>
          </table:table-cell>
          <table:table-cell table:style-name="cel3" office:value-type="float" office:value="20.0">
            <text:p>20.0</text:p>
          </table:table-cell>
          <table:table-cell table:formula="=D33-B3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ual<text:s/>583<text:s/>19<text:s/>7</text:p>
          </table:table-cell>
          <table:table-cell table:style-name="cel3" office:value-type="float" office:value="15.0">
            <text:p>15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04<text:s/>19<text:s/>30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u<text:s/>1108<text:s/>19<text:s/>6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kr<text:s/>471<text:s/>20<text:s/>1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5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462<text:s/>20<text:s/>9</text:p>
          </table:table-cell>
          <table:table-cell table:style-name="cel3" office:value-type="float" office:value="8.0">
            <text:p>8.0</text:p>
          </table:table-cell>
          <table:table-cell table:formula="=D40-B40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ar<text:s/>1850<text:s/>19<text:s/>2</text:p>
          </table:table-cell>
          <table:table-cell table:style-name="cel3" office:value-type="float" office:value="7.0">
            <text:p>7.0</text:p>
          </table:table-cell>
          <table:table-cell table:formula="=D41-B41" table:style-name="cel7" office:value-type="float" office:value="5.0">
            <text:p>5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1<text:s/>439<text:s/>20<text:s/>16</text:p>
          </table:table-cell>
          <table:table-cell table:style-name="cel3" office:value-type="float" office:value="25.0">
            <text:p>25.0</text:p>
          </table:table-cell>
          <table:table-cell table:formula="=D42-B42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wi<text:s/>2924<text:s/>19<text:s/>5</text:p>
          </table:table-cell>
          <table:table-cell table:style-name="cel3" office:value-type="float" office:value="20.0">
            <text:p>20.0</text:p>
          </table:table-cell>
          <table:table-cell table:formula="=D44-B4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rka1<text:s/>50<text:s/>20<text:s/>8</text:p>
          </table:table-cell>
          <table:table-cell table:style-name="cel3" office:value-type="float" office:value="10.0">
            <text:p>10.0</text:p>
          </table:table-cell>
          <table:table-cell table:formula="=D45-B45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3<text:s/>20<text:s/>1</text:p>
          </table:table-cell>
          <table:table-cell table:style-name="cel3" office:value-type="float" office:value="30.0">
            <text:p>30.0</text:p>
          </table:table-cell>
          <table:table-cell table:formula="=D46-B46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1<text:s/>20<text:s/>8</text:p>
          </table:table-cell>
          <table:table-cell table:style-name="cel3" office:value-type="float" office:value="35.0">
            <text:p>35.0</text:p>
          </table:table-cell>
          <table:table-cell table:formula="=D47-B47" table:style-name="cel7" office:value-type="float" office:value="40.0">
            <text:p>40.0</text:p>
          </table:table-cell>
          <table:table-cell table:style-name="cel3" office:value-type="float" office:value="75.0">
            <text:p>75.0</text:p>
          </table:table-cell>
          <table:table-cell/>
          <table:table-cell/>
          <table:table-cell office:value-type="float" office:value="75.0">
            <text:p>75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77<text:s/>20<text:s/>7</text:p>
          </table:table-cell>
          <table:table-cell table:style-name="cel3" office:value-type="float" office:value="20.0">
            <text:p>20.0</text:p>
          </table:table-cell>
          <table:table-cell table:formula="=D48-B48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ian<text:s/>449<text:s/>20<text:s/>7</text:p>
          </table:table-cell>
          <table:table-cell table:style-name="cel3" office:value-type="float" office:value="15.0">
            <text:p>15.0</text:p>
          </table:table-cell>
          <table:table-cell table:formula="=D49-B4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14</text:p>
          </table:table-cell>
          <table:table-cell table:style-name="cel3" office:value-type="float" office:value="10.0">
            <text:p>10.0</text:p>
          </table:table-cell>
          <table:table-cell table:formula="=D50-B5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453<text:s/>20<text:s/>3</text:p>
          </table:table-cell>
          <table:table-cell table:style-name="cel3" office:value-type="float" office:value="10.0">
            <text:p>10.0</text:p>
          </table:table-cell>
          <table:table-cell table:formula="=D51-B5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jo5<text:s/>105<text:s/>20<text:s/>10</text:p>
          </table:table-cell>
          <table:table-cell table:style-name="cel3" office:value-type="float" office:value="10.0">
            <text:p>10.0</text:p>
          </table:table-cell>
          <table:table-cell table:formula="=D52-B5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53-B53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Wada4<text:s/>430<text:s/>20<text:s/>3</text:p>
          </table:table-cell>
          <table:table-cell table:style-name="cel3" office:value-type="float" office:value="20.0">
            <text:p>20.0</text:p>
          </table:table-cell>
          <table:table-cell table:formula="=D54-B5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kjo<text:s/>460<text:s/>20<text:s/>1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ąma1<text:s/>475<text:s/>20<text:s/>3</text:p>
          </table:table-cell>
          <table:table-cell table:style-name="cel3" office:value-type="float" office:value="20.0">
            <text:p>20.0</text:p>
          </table:table-cell>
          <table:table-cell table:formula="=D56-B56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Waka7<text:s/>115<text:s/>20<text:s/>1</text:p>
          </table:table-cell>
          <table:table-cell table:style-name="cel3" office:value-type="float" office:value="5.0">
            <text:p>5.0</text:p>
          </table:table-cell>
          <table:table-cell table:formula="=D57-B57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Otir1<text:s/>303<text:s/>20<text:s/>2</text:p>
          </table:table-cell>
          <table:table-cell table:style-name="cel3" office:value-type="float" office:value="10.0">
            <text:p>10.0</text:p>
          </table:table-cell>
          <table:table-cell table:formula="=D58-B58" table:style-name="cel7" office:value-type="float" office:value="26.0">
            <text:p>2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ovi<text:s/>237<text:s/>20<text:s/>3</text:p>
          </table:table-cell>
          <table:table-cell table:style-name="cel3" office:value-type="float" office:value="15.0">
            <text:p>15.0</text:p>
          </table:table-cell>
          <table:table-cell table:formula="=D59-B59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kan4<text:s/>413<text:s/>20<text:s/>11</text:p>
          </table:table-cell>
          <table:table-cell table:style-name="cel3" office:value-type="float" office:value="20.0">
            <text:p>20.0</text:p>
          </table:table-cell>
          <table:table-cell table:formula="=D60-B60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ima8<text:s/>283<text:s/>20<text:s/>7</text:p>
          </table:table-cell>
          <table:table-cell table:style-name="cel3" office:value-type="float" office:value="10.0">
            <text:p>10.0</text:p>
          </table:table-cell>
          <table:table-cell table:formula="=D61-B61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2-B6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3-B6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4-B6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5-B6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9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9">
            <text:p>2020-04-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40.0">
            <text:p>40.0</text:p>
          </table:table-cell>
          <table:table-cell table:formula="=L26+L52" table:style-name="cel5" office:value-type="float" office:value="32.520325203252">
            <text:p>32.520325203252</text:p>
          </table:table-cell>
          <table:table-cell table:formula="=M26+M52" table:style-name="cel5" office:value-type="float" office:value="7.47967479674797">
            <text:p>7.47967479674797</text:p>
          </table:table-cell>
          <table:table-cell table:formula="=N26+N52" table:style-name="cel5" office:value-type="float" office:value="15.0">
            <text:p>15.0</text:p>
          </table:table-cell>
          <table:table-cell table:formula="=O26+O52" table:style-name="cel5" office:value-type="float" office:value="17.520325203252">
            <text:p>17.520325203252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4)" table:style-name="cel6" office:value-type="float" office:value="365.0">
            <text:p>365.0</text:p>
          </table:table-cell>
          <table:table-cell table:formula="=SUM(C7:C314)" table:style-name="cel6" office:value-type="float" office:value="434.0">
            <text:p>434.0</text:p>
          </table:table-cell>
          <table:table-cell table:formula="=SUM(D7:D314)" table:style-name="cel6" office:value-type="float" office:value="799.0">
            <text:p>799.0</text:p>
          </table:table-cell>
          <table:table-cell/>
          <table:table-cell/>
          <table:table-cell table:formula="=SUM(G7:G314)" table:style-name="cel6" office:value-type="float" office:value="799.0">
            <text:p>799.0</text:p>
          </table:table-cell>
          <table:table-cell table:formula="=SUM(H7:H314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3</text:p>
          </table:table-cell>
          <table:table-cell table:style-name="cel3" office:value-type="float" office:value="10.0">
            <text:p>10.0</text:p>
          </table:table-cell>
          <table:table-cell table:formula="=D7-B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ka9<text:s/>175<text:s/>20<text:s/>5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482<text:s/>20<text:s/>3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4.0">
            <text:p>14.0</text:p>
          </table:table-cell>
          <table:table-cell table:style-name="cel3" office:value-type="float" office:value="24.0">
            <text:p>24.0</text:p>
          </table:table-cell>
          <table:table-cell/>
          <table:table-cell/>
          <table:table-cell office:value-type="float" office:value="24.0">
            <text:p>24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dż<text:s/>337<text:s/>20<text:s/>4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4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ipa<text:s/>19<text:s/>20<text:s/>19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1877<text:s/>19<text:s/>2</text:p>
          </table:table-cell>
          <table:table-cell table:style-name="cel3" office:value-type="float" office:value="10.0">
            <text:p>10.0</text:p>
          </table:table-cell>
          <table:table-cell table:formula="=D14-B1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yja<text:s/>318<text:s/>20<text:s/>9</text:p>
          </table:table-cell>
          <table:table-cell table:style-name="cel3" office:value-type="float" office:value="15.0">
            <text:p>15.0</text:p>
          </table:table-cell>
          <table:table-cell table:formula="=D15-B1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ma10<text:s/>1357<text:s/>19<text:s/>4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eal<text:s/>1690<text:s/>19<text:s/>5</text:p>
          </table:table-cell>
          <table:table-cell table:style-name="cel3" office:value-type="float" office:value="20.0">
            <text:p>20.0</text:p>
          </table:table-cell>
          <table:table-cell table:formula="=D17-B17" table:style-name="cel7" office:value-type="float" office:value="49.0">
            <text:p>4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1877<text:s/>19<text:s/>2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25.0">
            <text:p>2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g2<text:s/>2003<text:s/>19<text:s/>17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Noka<text:s/>494<text:s/>20<text:s/>3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ju<text:s/>1937<text:s/>19<text:s/>2</text:p>
          </table:table-cell>
          <table:table-cell table:style-name="cel3" office:value-type="float" office:value="20.0">
            <text:p>2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al5<text:s/>479<text:s/>20<text:s/>2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ipa<text:s/>180<text:s/>20<text:s/>1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noni<text:s/>61<text:s/>20<text:s/>1</text:p>
          </table:table-cell>
          <table:table-cell table:style-name="cel3" office:value-type="float" office:value="8.0">
            <text:p>8.0</text:p>
          </table:table-cell>
          <table:table-cell table:formula="=D26-B26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65<text:s/>20<text:s/>2</text:p>
          </table:table-cell>
          <table:table-cell table:style-name="cel3" office:value-type="float" office:value="20.0">
            <text:p>20.0</text:p>
          </table:table-cell>
          <table:table-cell table:formula="=D27-B2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Lebo1<text:s/>365<text:s/>20<text:s/>2</text:p>
          </table:table-cell>
          <table:table-cell table:style-name="cel3" office:value-type="float" office:value="20.0">
            <text:p>20.0</text:p>
          </table:table-cell>
          <table:table-cell table:formula="=D28-B28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Kida<text:s/>433<text:s/>20<text:s/>10</text:p>
          </table:table-cell>
          <table:table-cell table:style-name="cel3" office:value-type="float" office:value="5.0">
            <text:p>5.0</text:p>
          </table:table-cell>
          <table:table-cell table:formula="=D29-B29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ima4<text:s/>388<text:s/>20<text:s/>2</text:p>
          </table:table-cell>
          <table:table-cell table:style-name="cel3" office:value-type="float" office:value="10.0">
            <text:p>10.0</text:p>
          </table:table-cell>
          <table:table-cell table:formula="=D30-B3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mwa<text:s/>1408<text:s/>19<text:s/>1</text:p>
          </table:table-cell>
          <table:table-cell table:style-name="cel3" office:value-type="float" office:value="7.0">
            <text:p>7.0</text:p>
          </table:table-cell>
          <table:table-cell table:formula="=D31-B31" table:style-name="cel7" office:value-type="float" office:value="8.0">
            <text:p>8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Smwa<text:s/>1418<text:s/>18<text:s/>3</text:p>
          </table:table-cell>
          <table:table-cell table:style-name="cel3" office:value-type="float" office:value="7.0">
            <text:p>7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>
            <text:p>176<text:s/>5</text:p>
          </table:table-cell>
          <table:table-cell office:value-type="float" office:value="22.0">
            <text:p>22.0</text:p>
          </table:table-cell>
          <table:table-cell table:formula="=K32/123*100*100*100*100*100*100*100*100*100*100" table:style-name="cel5" office:value-type="float" office:value="17.8861788617886">
            <text:p>17.8861788617886</text:p>
          </table:table-cell>
          <table:table-cell table:formula="=K32-L32" table:style-name="cel5" office:value-type="float" office:value="4.11382113821138">
            <text:p>4.11382113821138</text:p>
          </table:table-cell>
          <table:table-cell office:value-type="float" office:value="10.0">
            <text:p>10.0</text:p>
          </table:table-cell>
          <table:table-cell table:formula="=L32-N32" table:style-name="cel5" office:value-type="float" office:value="7.88617886178862">
            <text:p>7.88617886178862</text:p>
          </table:table-cell>
          <table:table-cell/>
        </table:table-row>
        <table:table-row table:style-name="ro0">
          <table:table-cell table:style-name="cel0">
            <text:p>Grda1<text:s/>2811<text:s/>19<text:s/>3</text:p>
          </table:table-cell>
          <table:table-cell table:style-name="cel3" office:value-type="float" office:value="10.0">
            <text:p>10.0</text:p>
          </table:table-cell>
          <table:table-cell table:formula="=D33-B3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>
            <text:p>124<text:s/>11</text:p>
          </table:table-cell>
          <table:table-cell office:value-type="float" office:value="18.0">
            <text:p>18.0</text:p>
          </table:table-cell>
          <table:table-cell table:formula="=K33/123*100*100*100*100*100*100*100*100*100*100" table:style-name="cel5" office:value-type="float" office:value="14.6341463414634">
            <text:p>14.6341463414634</text:p>
          </table:table-cell>
          <table:table-cell table:formula="=K33-L33" table:style-name="cel5" office:value-type="float" office:value="3.36585365853658">
            <text:p>3.36585365853658</text:p>
          </table:table-cell>
          <table:table-cell office:value-type="float" office:value="5.0">
            <text:p>5.0</text:p>
          </table:table-cell>
          <table:table-cell table:formula="=L33-N33" table:style-name="cel5" office:value-type="float" office:value="9.63414634146342">
            <text:p>9.63414634146342</text:p>
          </table:table-cell>
          <table:table-cell/>
        </table:table-row>
        <table:table-row table:style-name="ro0">
          <table:table-cell table:style-name="cel0">
            <text:p>Woka1<text:s/>2085<text:s/>19<text:s/>4</text:p>
          </table:table-cell>
          <table:table-cell table:style-name="cel3" office:value-type="float" office:value="8.0">
            <text:p>8.0</text:p>
          </table:table-cell>
          <table:table-cell table:formula="=D34-B34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iz<text:s/>427<text:s/>20<text:s/>8</text:p>
          </table:table-cell>
          <table:table-cell table:style-name="cel3" office:value-type="float" office:value="5.0">
            <text:p>5.0</text:p>
          </table:table-cell>
          <table:table-cell table:formula="=D35-B35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4<text:s/>232<text:s/>20<text:s/>3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ka3<text:s/>478<text:s/>20<text:s/>7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40.0">
            <text:p>40.0</text:p>
          </table:table-cell>
          <table:table-cell table:formula="=SUM(L32:L51)" table:style-name="cel6" office:value-type="float" office:value="32.520325203252">
            <text:p>32.520325203252</text:p>
          </table:table-cell>
          <table:table-cell table:formula="=SUM(M32:M51)" table:style-name="cel6" office:value-type="float" office:value="7.47967479674797">
            <text:p>7.47967479674797</text:p>
          </table:table-cell>
          <table:table-cell table:formula="=SUM(N32:N51)" table:style-name="cel6" office:value-type="float" office:value="15.0">
            <text:p>15.0</text:p>
          </table:table-cell>
          <table:table-cell table:formula="=SUM(O32:O51)" table:style-name="cel6" office:value-type="float" office:value="17.520325203252">
            <text:p>17.520325203252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30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30">
            <text:p>2020-04-3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626.0">
            <text:p>626.0</text:p>
          </table:table-cell>
          <table:table-cell table:formula="=SUM(C7:C315)" table:style-name="cel6" office:value-type="float" office:value="658.0">
            <text:p>658.0</text:p>
          </table:table-cell>
          <table:table-cell table:formula="=SUM(D7:D315)" table:style-name="cel6" office:value-type="float" office:value="1284.0">
            <text:p>1284.0</text:p>
          </table:table-cell>
          <table:table-cell/>
          <table:table-cell/>
          <table:table-cell table:formula="=SUM(G7:G315)" table:style-name="cel6" office:value-type="float" office:value="1284.0">
            <text:p>1284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zst1<text:s/>350<text:s/>20<text:s/>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4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21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ha1<text:s/>307<text:s/>20<text:s/>18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ew<text:s/>1626<text:s/>18<text:s/>8</text:p>
          </table:table-cell>
          <table:table-cell table:style-name="cel3" office:value-type="float" office:value="8.0">
            <text:p>8.0</text:p>
          </table:table-cell>
          <table:table-cell table:formula="=D11-B1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<text:s/>251<text:s/>20<text:s/>4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pi<text:s/>477<text:s/>20<text:s/>1</text:p>
          </table:table-cell>
          <table:table-cell table:style-name="cel3" office:value-type="float" office:value="15.0">
            <text:p>15.0</text:p>
          </table:table-cell>
          <table:table-cell table:formula="=D13-B13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4</text:p>
          </table:table-cell>
          <table:table-cell table:style-name="cel3" office:value-type="float" office:value="5.0">
            <text:p>5.0</text:p>
          </table:table-cell>
          <table:table-cell table:formula="=D14-B14" table:style-name="cel7" office:value-type="float" office:value="21.0">
            <text:p>2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4</text:p>
          </table:table-cell>
          <table:table-cell table:style-name="cel3" office:value-type="float" office:value="5.0">
            <text:p>5.0</text:p>
          </table:table-cell>
          <table:table-cell table:formula="=D15-B15" table:style-name="cel7" office:value-type="float" office:value="21.0">
            <text:p>2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a3<text:s/>2915<text:s/>19<text:s/>1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ma2<text:s/>441<text:s/>20<text:s/>1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sa1<text:s/>3122<text:s/>18<text:s/>4</text:p>
          </table:table-cell>
          <table:table-cell table:style-name="cel3" office:value-type="float" office:value="20.0">
            <text:p>2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83<text:s/>20<text:s/>5</text:p>
          </table:table-cell>
          <table:table-cell table:style-name="cel3" office:value-type="float" office:value="5.0">
            <text:p>5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jo2<text:s/>2387<text:s/>19<text:s/>1</text:p>
          </table:table-cell>
          <table:table-cell table:style-name="cel3" office:value-type="float" office:value="4.0">
            <text:p>4.0</text:p>
          </table:table-cell>
          <table:table-cell table:formula="=D20-B20" table:style-name="cel7" office:value-type="float" office:value="9.0">
            <text:p>9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da<text:s/>364<text:s/>20<text:s/>10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19<text:s/>1979<text:s/>19<text:s/>9</text:p>
          </table:table-cell>
          <table:table-cell table:style-name="cel3" office:value-type="float" office:value="8.0">
            <text:p>8.0</text:p>
          </table:table-cell>
          <table:table-cell table:formula="=D22-B22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dż<text:s/>2532<text:s/>19<text:s/>8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462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408<text:s/>19<text:s/>1</text:p>
          </table:table-cell>
          <table:table-cell table:style-name="cel3" office:value-type="float" office:value="7.0">
            <text:p>7.0</text:p>
          </table:table-cell>
          <table:table-cell table:formula="=D25-B25" table:style-name="cel7" office:value-type="float" office:value="9.0">
            <text:p>9.0</text:p>
          </table:table-cell>
          <table:table-cell table:style-name="cel3" office:value-type="float" office:value="16.0">
            <text:p>16.0</text:p>
          </table:table-cell>
          <table:table-cell/>
          <table:table-cell/>
          <table:table-cell office:value-type="float" office:value="16.0">
            <text:p>1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26-B26" table:style-name="cel7" office:value-type="float" office:value="9.0">
            <text:p>9.0</text:p>
          </table:table-cell>
          <table:table-cell table:style-name="cel3" office:value-type="float" office:value="14.0">
            <text:p>14.0</text:p>
          </table:table-cell>
          <table:table-cell/>
          <table:table-cell/>
          <table:table-cell office:value-type="float" office:value="14.0">
            <text:p>14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34<text:s/>2956<text:s/>19<text:s/>4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28-B2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Opjo<text:s/>1826<text:s/>19<text:s/>1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Śwma<text:s/>151<text:s/>19<text:s/>8</text:p>
          </table:table-cell>
          <table:table-cell table:style-name="cel3" office:value-type="float" office:value="10.0">
            <text:p>10.0</text:p>
          </table:table-cell>
          <table:table-cell table:formula="=D30-B3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Faiw<text:s/>256<text:s/>20<text:s/>9</text:p>
          </table:table-cell>
          <table:table-cell table:style-name="cel3" office:value-type="float" office:value="8.0">
            <text:p>8.0</text:p>
          </table:table-cell>
          <table:table-cell table:formula="=D31-B3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oró<text:s/>282<text:s/>20<text:s/>2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6</text:p>
          </table:table-cell>
          <table:table-cell table:style-name="cel3" office:value-type="float" office:value="8.0">
            <text:p>8.0</text:p>
          </table:table-cell>
          <table:table-cell table:formula="=D33-B3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2</text:p>
          </table:table-cell>
          <table:table-cell table:style-name="cel3" office:value-type="float" office:value="20.0">
            <text:p>20.0</text:p>
          </table:table-cell>
          <table:table-cell table:formula="=D34-B3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rmi<text:s/>285<text:s/>20<text:s/>8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ha1<text:s/>444<text:s/>20<text:s/>1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ma1<text:s/>454<text:s/>20<text:s/>2</text:p>
          </table:table-cell>
          <table:table-cell table:style-name="cel3" office:value-type="float" office:value="70.0">
            <text:p>70.0</text:p>
          </table:table-cell>
          <table:table-cell table:formula="=D37-B37" table:style-name="cel7" office:value-type="float" office:value="49.0">
            <text:p>49.0</text:p>
          </table:table-cell>
          <table:table-cell table:style-name="cel3" office:value-type="float" office:value="119.0">
            <text:p>119.0</text:p>
          </table:table-cell>
          <table:table-cell/>
          <table:table-cell/>
          <table:table-cell office:value-type="float" office:value="119.0">
            <text:p>119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13</text:p>
          </table:table-cell>
          <table:table-cell table:style-name="cel3" office:value-type="float" office:value="5.0">
            <text:p>5.0</text:p>
          </table:table-cell>
          <table:table-cell table:formula="=D38-B38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4<text:s/>500<text:s/>20<text:s/>6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ual<text:s/>1680<text:s/>19<text:s/>6</text:p>
          </table:table-cell>
          <table:table-cell table:style-name="cel3" office:value-type="float" office:value="15.0">
            <text:p>15.0</text:p>
          </table:table-cell>
          <table:table-cell table:formula="=D40-B4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l3<text:s/>2111<text:s/>19<text:s/>19</text:p>
          </table:table-cell>
          <table:table-cell table:style-name="cel3" office:value-type="float" office:value="20.0">
            <text:p>20.0</text:p>
          </table:table-cell>
          <table:table-cell table:formula="=D41-B41" table:style-name="cel7" office:value-type="float" office:value="6.0">
            <text:p>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l3<text:s/>2111<text:s/>19<text:s/>18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5.0">
            <text:p>5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62<text:s/>19<text:s/>16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9.0">
            <text:p>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al9<text:s/>497<text:s/>20<text:s/>15</text:p>
          </table:table-cell>
          <table:table-cell table:style-name="cel3" office:value-type="float" office:value="5.0">
            <text:p>5.0</text:p>
          </table:table-cell>
          <table:table-cell table:formula="=D44-B44" table:style-name="cel7" office:value-type="float" office:value="13.0">
            <text:p>13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493<text:s/>20<text:s/>8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do<text:s/>416<text:s/>20<text:s/>5</text:p>
          </table:table-cell>
          <table:table-cell table:style-name="cel3" office:value-type="float" office:value="10.0">
            <text:p>10.0</text:p>
          </table:table-cell>
          <table:table-cell table:formula="=D46-B4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pa4<text:s/>397<text:s/>20<text:s/>2</text:p>
          </table:table-cell>
          <table:table-cell table:style-name="cel3" office:value-type="float" office:value="8.0">
            <text:p>8.0</text:p>
          </table:table-cell>
          <table:table-cell table:formula="=D47-B47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2<text:s/>469<text:s/>20<text:s/>2</text:p>
          </table:table-cell>
          <table:table-cell table:style-name="cel3" office:value-type="float" office:value="10.0">
            <text:p>10.0</text:p>
          </table:table-cell>
          <table:table-cell table:formula="=D48-B4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oju<text:s/>487<text:s/>20<text:s/>6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482<text:s/>20<text:s/>10</text:p>
          </table:table-cell>
          <table:table-cell table:style-name="cel3" office:value-type="float" office:value="10.0">
            <text:p>10.0</text:p>
          </table:table-cell>
          <table:table-cell table:formula="=D50-B5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Igew<text:s/>504<text:s/>20<text:s/>11</text:p>
          </table:table-cell>
          <table:table-cell table:style-name="cel3" office:value-type="float" office:value="15.0">
            <text:p>15.0</text:p>
          </table:table-cell>
          <table:table-cell table:formula="=D51-B5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4<text:s/>500<text:s/>20<text:s/>3</text:p>
          </table:table-cell>
          <table:table-cell table:style-name="cel3" office:value-type="float" office:value="10.0">
            <text:p>10.0</text:p>
          </table:table-cell>
          <table:table-cell table:formula="=D52-B5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wi<text:s/>2607<text:s/>19<text:s/>1</text:p>
          </table:table-cell>
          <table:table-cell table:style-name="cel3" office:value-type="float" office:value="20.0">
            <text:p>20.0</text:p>
          </table:table-cell>
          <table:table-cell table:formula="=D53-B5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Kida<text:s/>433<text:s/>20<text:s/>7</text:p>
          </table:table-cell>
          <table:table-cell table:style-name="cel3" office:value-type="float" office:value="10.0">
            <text:p>10.0</text:p>
          </table:table-cell>
          <table:table-cell table:formula="=D54-B5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omi1<text:s/>381<text:s/>20<text:s/>5</text:p>
          </table:table-cell>
          <table:table-cell table:style-name="cel3" office:value-type="float" office:value="10.0">
            <text:p>10.0</text:p>
          </table:table-cell>
          <table:table-cell table:formula="=D55-B5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Gojo1<text:s/>2093<text:s/>19<text:s/>1</text:p>
          </table:table-cell>
          <table:table-cell table:style-name="cel3" office:value-type="float" office:value="10.0">
            <text:p>10.0</text:p>
          </table:table-cell>
          <table:table-cell table:formula="=D56-B56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2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3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4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5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6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7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8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9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2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3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4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5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6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7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8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9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3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*100*100*100*100*100*100*100*100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*100*100*100*100*100*100*100*100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*100*100*100*100*100*100*100*100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*100*100*100*100*100*100*100*100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*100*100*100*100*100*100*100*100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*100*100*100*100*100*100*100*100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*100*100*100*100*100*100*100*100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*100*100*100*100*100*100*100*100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*100*100*100*100*100*100*100*100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*100*100*100*100*100*100*100*100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*100*100*100*100*100*100*100*100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*100*100*100*100*100*100*100*100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*100*100*100*100*100*100*100*100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*100*100*100*100*100*100*100*100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*100*100*100*100*100*100*100*100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*100*100*100*100*100*100*100*100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*100*100*100*100*100*100*100*100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*100*100*100*100*100*100*100*100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*100*100*100*100*100*100*100*100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*100*100*100*100*100*100*100*100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*100*100*100*100*100*100*100*100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*100*100*100*100*100*100*100*100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*100*100*100*100*100*100*100*100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*100*100*100*100*100*100*100*100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*100*100*100*100*100*100*100*100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*100*100*100*100*100*100*100*100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*100*100*100*100*100*100*100*100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*100*100*100*100*100*100*100*100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*100*100*100*100*100*100*100*100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*100*100*100*100*100*100*100*100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*100*100*100*100*100*100*100*100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*100*100*100*100*100*100*100*100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*100*100*100*100*100*100*100*100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*100*100*100*100*100*100*100*100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*100*100*100*100*100*100*100*100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*100*100*100*100*100*100*100*100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*100*100*100*100*100*100*100*100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*100*100*100*100*100*100*100*100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*100*100*100*100*100*100*100*100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*100*100*100*100*100*100*100*100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3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